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settings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Replacements/Object 1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"/>
  <manifest:file-entry manifest:full-path="ObjectReplacements/Object 1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" manifest:media-type=""/>
  <manifest:file-entry manifest:full-path="ObjectReplacements/Object 3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"/>
  <manifest:file-entry manifest:full-path="ObjectReplacements/Object 7" manifest:media-type="application/x-openoffice-gdimetafile;windows_formatname=&quot;GDIMetaFile&quot;"/>
  <manifest:file-entry manifest:full-path="ObjectReplacements/Object 38" manifest:media-type=""/>
  <manifest:file-entry manifest:full-path="ObjectReplacements/Object 8" manifest:media-type="application/x-openoffice-gdimetafile;windows_formatname=&quot;GDIMetaFile&quot;"/>
  <manifest:file-entry manifest:full-path="ObjectReplacements/Object 39" manifest:media-type="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Configurations2/" manifest:media-type="application/vnd.sun.xml.ui.configuration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3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Configurations2/" manifest:media-type="application/vnd.sun.xml.ui.configuration"/>
  <manifest:file-entry manifest:full-path="Object 98/" manifest:version="1.3" manifest:media-type="application/vnd.oasis.opendocument.formula"/>
  <manifest:file-entry manifest:full-path="styles.xml" manifest:media-type="text/xml"/>
  <manifest:file-entry manifest:full-path="Object 99/settings.xml" manifest:media-type="text/xml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Tableau5" style:family="table">
      <style:table-properties style:width="9.155cm" fo:margin-left="0cm" fo:margin-right="-0.004cm" fo:margin-top="0.199cm" fo:margin-bottom="0.199cm" table:align="margins"/>
    </style:style>
    <style:style style:name="Tableau5.A" style:family="table-column">
      <style:table-column-properties style:column-width="1.341cm" style:rel-column-width="9594*"/>
    </style:style>
    <style:style style:name="Tableau5.B" style:family="table-column">
      <style:table-column-properties style:column-width="0.956cm" style:rel-column-width="6839*"/>
    </style:style>
    <style:style style:name="Tableau5.C" style:family="table-column">
      <style:table-column-properties style:column-width="0.982cm" style:rel-column-width="7039*"/>
    </style:style>
    <style:style style:name="Tableau5.I" style:family="table-column">
      <style:table-column-properties style:column-width="0.96cm" style:rel-column-width="6868*"/>
    </style:style>
    <style:style style:name="Tableau5.1" style:family="table-row">
      <style:table-row-properties style:row-height="1.101cm"/>
    </style:style>
    <style:style style:name="Tableau5.A1" style:family="table-cell">
      <style:table-cell-properties style:vertical-align="middle" fo:background-color="transparent" fo:padding="0cm" fo:border-left="none" fo:border-right="none" fo:border-top="none" fo:border-bottom="0.5pt solid #000000">
        <style:background-image/>
      </style:table-cell-properties>
    </style:style>
    <style:style style:name="Tableau5.B1" style:family="table-cell" style:data-style-name="N0">
      <style:table-cell-properties style:vertical-align="middle" fo:background-color="#ecf191" fo:padding="0cm" fo:border-left="0.5pt solid #000000" fo:border-right="none" fo:border-top="0.5pt solid #000000" fo:border-bottom="0.5pt solid #000000">
        <style:background-image/>
      </style:table-cell-properties>
    </style:style>
    <style:style style:name="Tableau5.I1" style:family="table-cell" style:data-style-name="N0">
      <style:table-cell-properties style:vertical-align="middle" fo:background-color="#ecf191" fo:padding="0cm" fo:border="0.5pt solid #000000">
        <style:background-image/>
      </style:table-cell-properties>
    </style:style>
    <style:style style:name="Tableau5.2" style:family="table-row">
      <style:table-row-properties style:row-height="0.55cm"/>
    </style:style>
    <style:style style:name="Tableau5.B2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C2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D2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E2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F2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G2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H2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I2" style:family="table-cell">
      <style:table-cell-properties style:vertical-align="middle" fo:background-color="transparent" fo:padding="0cm" fo:border-left="0.5pt solid #000000" fo:border-right="0.5pt solid #000000" fo:border-top="none" fo:border-bottom="0.5pt solid #000000">
        <style:background-image/>
      </style:table-cell-properties>
    </style:style>
    <style:style style:name="Tableau5.A3" style:family="table-cell" style:data-style-name="N0">
      <style:table-cell-properties style:vertical-align="middle" fo:background-color="#ecf191" fo:padding="0cm" fo:border-left="0.5pt solid #000000" fo:border-right="none" fo:border-top="none" fo:border-bottom="0.5pt solid #000000">
        <style:background-image/>
      </style:table-cell-properties>
    </style:style>
    <style:style style:name="Tableau5.B3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C3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D3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E3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F3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G3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H3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I3" style:family="table-cell">
      <style:table-cell-properties style:vertical-align="middle" fo:background-color="transparent" fo:padding="0cm" fo:border-left="0.5pt solid #000000" fo:border-right="0.5pt solid #000000" fo:border-top="none" fo:border-bottom="0.5pt solid #000000">
        <style:background-image/>
      </style:table-cell-properties>
    </style:style>
    <style:style style:name="Tableau5.B4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C4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D4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E4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F4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G4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H4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I4" style:family="table-cell">
      <style:table-cell-properties style:vertical-align="middle" fo:background-color="transparent" fo:padding="0cm" fo:border-left="0.5pt solid #000000" fo:border-right="0.5pt solid #000000" fo:border-top="none" fo:border-bottom="0.5pt solid #000000">
        <style:background-image/>
      </style:table-cell-properties>
    </style:style>
    <style:style style:name="Tableau5.B5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C5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D5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E5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F5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G5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H5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I5" style:family="table-cell">
      <style:table-cell-properties style:vertical-align="middle" fo:background-color="transparent" fo:padding="0cm" fo:border-left="0.5pt solid #000000" fo:border-right="0.5pt solid #000000" fo:border-top="none" fo:border-bottom="0.5pt solid #000000">
        <style:background-image/>
      </style:table-cell-properties>
    </style:style>
    <style:style style:name="Tableau5.B6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C6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D6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E6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F6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G6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H6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Tableau5.I6" style:family="table-cell">
      <style:table-cell-properties style:vertical-align="middle" fo:background-color="transparent" fo:padding="0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2" style:family="paragraph" style:parent-style-name="_5f_Header_20_G_20_page_20_impaire_20__28_D_29_">
      <style:text-properties officeooo:rsid="00fc60e2" officeooo:paragraph-rsid="00fc60e2"/>
    </style:style>
    <style:style style:name="P3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P4" style:family="paragraph" style:parent-style-name="_5f_Header_20_D_20_page_20_impaire_20__28_D_29_">
      <style:text-properties officeooo:rsid="0101821f" officeooo:paragraph-rsid="0101821f"/>
    </style:style>
    <style:style style:name="P5" style:family="paragraph" style:parent-style-name="_5f_Header_20_D_20_page_20_paire_20__28_G_29_">
      <style:text-properties officeooo:rsid="0101821f" officeooo:paragraph-rsid="0101821f"/>
    </style:style>
    <style:style style:name="P6" style:family="paragraph" style:parent-style-name="_5f_Header_20_M_20_page_20_impaire_20__28_D_29_">
      <style:text-properties officeooo:rsid="01035d0f" officeooo:paragraph-rsid="01035d0f"/>
    </style:style>
    <style:style style:name="P7" style:family="paragraph" style:parent-style-name="_5f_Header_20_P_20_page_20_paire_20__28_G_29_">
      <style:text-properties officeooo:rsid="0107aa33" officeooo:paragraph-rsid="0107aa33"/>
    </style:style>
    <style:style style:name="P8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9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10" style:family="paragraph" style:parent-style-name="_5f_Header_20_P_20_page_20_paire_20__28_G_29_">
      <style:text-properties officeooo:rsid="0106b7af" officeooo:paragraph-rsid="0106b7af"/>
    </style:style>
    <style:style style:name="P11" style:family="paragraph" style:parent-style-name="_5f_Header_20_M_20_page_20_impaire_20__28_D_29_">
      <style:text-properties officeooo:rsid="0101a5c8" officeooo:paragraph-rsid="0101a5c8"/>
    </style:style>
    <style:style style:name="P12" style:family="paragraph" style:parent-style-name="_5f_Header_20_M_20_page_20_paire_20__28_G_29_">
      <style:text-properties officeooo:rsid="0101a5c8" officeooo:paragraph-rsid="0101a5c8"/>
    </style:style>
    <style:style style:name="P13" style:family="paragraph" style:parent-style-name="_5f_Header_20_D_20_page_20_impaire_20__28_D_29_">
      <style:text-properties officeooo:rsid="00fe4814" officeooo:paragraph-rsid="00fe4814"/>
    </style:style>
    <style:style style:name="P14" style:family="paragraph" style:parent-style-name="_5f_Header_20_D_20_page_20_paire_20__28_G_29_">
      <style:text-properties officeooo:paragraph-rsid="00fe4814"/>
    </style:style>
    <style:style style:name="P15" style:family="paragraph" style:parent-style-name="_5f_Header_20_N_20_page_20_paire_20__28_G_29_">
      <style:text-properties officeooo:rsid="00f84d06" officeooo:paragraph-rsid="00f84d06"/>
    </style:style>
    <style:style style:name="P16" style:family="paragraph" style:parent-style-name="_5f_Header_20_N_20_page_20_impaire_20__28_D_29_">
      <style:text-properties officeooo:rsid="010462d7" officeooo:paragraph-rsid="010462d7"/>
    </style:style>
    <style:style style:name="P17" style:family="paragraph" style:parent-style-name="_5f_Header_20_G_20_page_20_paire_20__28_G_29_">
      <style:text-properties officeooo:rsid="00fbc68f" officeooo:paragraph-rsid="00fbc68f"/>
    </style:style>
    <style:style style:name="P18" style:family="paragraph" style:parent-style-name="_5f_Header_20_G_20_page_20_paire_20__28_G_29_">
      <style:text-properties officeooo:rsid="00ff3616" officeooo:paragraph-rsid="00ff3616"/>
    </style:style>
    <style:style style:name="P19" style:family="paragraph" style:parent-style-name="_5f_Footer_20_page_20_impaire_20__28_D_29_"/>
    <style:style style:name="P20" style:family="paragraph" style:parent-style-name="_5f_Footer_20_page_20_impaire_20__28_D_29_">
      <style:text-properties officeooo:paragraph-rsid="01316a8b"/>
    </style:style>
    <style:style style:name="P21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22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23" style:family="paragraph" style:parent-style-name="_5f_Footer_20_page_20_paire_20__28_G_29_"/>
    <style:style style:name="P24" style:family="paragraph" style:parent-style-name="_5f_Footer_20_page_20_paire_20__28_G_29_">
      <style:text-properties officeooo:paragraph-rsid="01336347"/>
    </style:style>
    <style:style style:name="P25" style:family="paragraph" style:parent-style-name="_5f_Footer_20_page_20_paire_20__28_G_29_">
      <style:text-properties officeooo:paragraph-rsid="01397109"/>
    </style:style>
    <style:style style:name="P26" style:family="paragraph" style:parent-style-name="_5f_Footer_20_page_20_paire_20__28_G_29_">
      <style:text-properties officeooo:paragraph-rsid="013b50d8"/>
    </style:style>
    <style:style style:name="P27" style:family="paragraph" style:parent-style-name="_5f_Footer_20_page_20_paire_20__28_G_29_">
      <style:text-properties officeooo:paragraph-rsid="013c280e"/>
    </style:style>
    <style:style style:name="P28" style:family="paragraph" style:parent-style-name="_5f_Footer_20_page_20_paire_20__28_G_29_">
      <style:text-properties officeooo:paragraph-rsid="0142af40"/>
    </style:style>
    <style:style style:name="P29" style:family="paragraph" style:parent-style-name="_5f_Footer_20_page_20_paire_20__28_G_29_">
      <style:text-properties officeooo:paragraph-rsid="0135ac9e"/>
    </style:style>
    <style:style style:name="P30" style:family="paragraph" style:parent-style-name="_5f_Footer_20_page_20_paire_20__28_G_29_">
      <style:text-properties officeooo:paragraph-rsid="01316a8b"/>
    </style:style>
    <style:style style:name="P31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32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33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34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P35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P36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P37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38" style:family="paragraph" style:parent-style-name="_5f_Paragraphe_5f_Réponse_5f_Elève_5f_Fractions_5f_numéroté" style:list-style-name="_5f_Numérotation_20_des_20_exercices"/>
    <style:style style:name="P39" style:family="paragraph" style:parent-style-name="_5f_Paragraphe_5f_avec_5f_Num_5f_Question" style:list-style-name="_5f_Numérotation_20_des_20_exercices"/>
    <style:style style:name="P40" style:family="paragraph" style:parent-style-name="_5f_Premier_5f_Titre_5f_Exercices_5f_avec_5f_Num_20_Exo_5f_Avec_5f_Titre" style:list-style-name="_5f_Numérotation_20_des_20_exercices"/>
    <style:style style:name="P41" style:family="paragraph" style:parent-style-name="_5f_Premier_5f_Titre_5f_Exercices_5f_avec_5f_Num_20_Exo_5f_Avec_5f_Titre" style:list-style-name="_5f_Numérotation_20_des_20_exercices" style:master-page-name="SERIE_5f_NUMERIQUE_5f_CLR_5f_d7e12c_5f_2COL">
      <style:paragraph-properties style:page-number="auto" fo:break-before="page"/>
    </style:style>
    <style:style style:name="P42" style:family="paragraph" style:parent-style-name="_5f_Titre_5f_Exercices_5f_avec_5f_Titre" style:list-style-name="_5f_Numérotation_20_des_20_exercices"/>
    <style:style style:name="P43" style:family="paragraph" style:parent-style-name="_5f_Titre_5f_Exercices_5f_sans_5f_Titre" style:list-style-name="_5f_Numérotation_20_des_20_exercices"/>
    <style:style style:name="P44" style:family="paragraph">
      <style:paragraph-properties fo:text-align="center"/>
    </style:style>
    <style:style style:name="P45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P46" style:family="paragraph">
      <loext:graphic-properties draw:fill="solid" draw:fill-color="#d62e4e"/>
    </style:style>
    <style:style style:name="P47" style:family="paragraph">
      <loext:graphic-properties draw:fill="solid" draw:fill-color="#7fb241"/>
    </style:style>
    <style:style style:name="P4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loext:graphic-properties draw:fill="solid" draw:fill-color="#9d0f89"/>
    </style:style>
    <style:style style:name="P50" style:family="paragraph">
      <loext:graphic-properties draw:fill="solid" draw:fill-color="#1ca2b8"/>
    </style:style>
    <style:style style:name="P51" style:family="paragraph">
      <loext:graphic-properties draw:fill="solid" draw:fill-color="#d7e12c"/>
    </style:style>
    <style:style style:name="P52" style:family="paragraph">
      <loext:graphic-properties draw:fill="solid" draw:fill-color="#f99e06"/>
    </style:style>
    <style:style style:name="P5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3" style:family="text">
      <style:text-properties fo:font-variant="small-caps" fo:color="#7fb241" loext:opacity="100%" style:font-name="Bitstream Vera Sans6" fo:font-size="16pt" fo:font-weight="bold"/>
    </style:style>
    <style:style style:name="T4" style:family="text">
      <style:text-properties fo:font-variant="small-caps" fo:color="#7fb241" loext:opacity="100%" style:font-name="Bitstream Vera Sans6" fo:font-size="16pt" fo:font-weight="bold" officeooo:rsid="0021cde5"/>
    </style:style>
    <style:style style:name="T5" style:family="text">
      <style:text-properties fo:font-variant="small-caps" fo:color="#7fb241" loext:opacity="100%" style:font-name="Bitstream Vera Sans6" fo:font-size="16pt" fo:font-weight="bold" officeooo:rsid="02768590"/>
    </style:style>
    <style:style style:name="T6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8" style:family="text">
      <style:text-properties fo:font-size="16pt" officeooo:rsid="00fe4814" style:font-size-asian="16pt" style:font-size-complex="16pt"/>
    </style:style>
    <style:style style:name="T9" style:family="text">
      <style:text-properties fo:language="fr" fo:country="FR" style:language-asian="zh" style:country-asian="CN" style:language-complex="hi" style:country-complex="IN"/>
    </style:style>
    <style:style style:name="T10" style:family="text"/>
    <style:style style:name="T1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2" style:family="graphic" style:parent-style-name="Formula">
      <style:graphic-properties fo:margin-left="0.011cm" fo:margin-right="0.011cm" style:vertical-pos="from-top" style:horizontal-pos="from-left" style:horizontal-rel="paragraph-content" draw:ole-draw-aspect="1"/>
    </style:style>
    <style:style style:name="fr3" style:family="graphic" style:parent-style-name="Formula">
      <style:graphic-properties fo:margin-left="0.011cm" fo:margin-right="0.011cm" style:wrap="parallel" style:number-wrapped-paragraphs="no-limit" style:wrap-contour="false" style:vertical-pos="from-top" style:horizontal-pos="from-left" style:horizontal-rel="paragraph-content" draw:ole-draw-aspect="1"/>
    </style:style>
    <style:style style:name="fr4" style:family="graphic" style:parent-style-name="Formula">
      <style:graphic-properties fo:margin-left="0.011cm" fo:margin-right="0.011cm"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style:style style:name="Sect1" style:family="section">
      <style:section-properties text:dont-balance-text-columns="false" fo:margin-left="0cm" fo:margin-right="0cm" style:editable="false">
        <style:columns fo:column-count="2" fo:column-gap="0.497cm">
          <style:column-sep style:width="0.035cm" style:color="#808080" style:height="100%" style:style="solid"/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gr1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d62e4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7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2.2cm" fo:min-width="0.445cm" fo:padding-top="0.141cm" fo:padding-bottom="0.141cm" fo:padding-left="0.266cm" fo:padding-right="0.266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2.2cm" fo:min-width="0.446cm" fo:padding-top="0.141cm" fo:padding-bottom="0.141cm" fo:padding-left="0.266cm" fo:padding-right="0.266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2.2cm" fo:min-width="0.448cm" fo:padding-top="0.141cm" fo:padding-bottom="0.141cm" fo:padding-left="0.266cm" fo:padding-right="0.266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0.534cm" fo:min-width="0.45cm" fo:padding-top="0.141cm" fo:padding-bottom="0.141cm" fo:padding-left="0.266cm" fo:padding-right="0.266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0.534cm" fo:min-width="0.452cm" fo:padding-top="0.141cm" fo:padding-bottom="0.141cm" fo:padding-left="0.266cm" fo:padding-right="0.266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0.531cm" fo:min-width="0.45cm" fo:padding-top="0.141cm" fo:padding-bottom="0.141cm" fo:padding-left="0.266cm" fo:padding-right="0.266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0.531cm" fo:min-width="0.452cm" fo:padding-top="0.141cm" fo:padding-bottom="0.141cm" fo:padding-left="0.266cm" fo:padding-right="0.266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draw:fill="solid" draw:fill-color="#9d0f89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draw:fill="solid" draw:fill-color="#1ca2b8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none" draw:fill="solid" draw:fill-color="#f99e06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24" style:family="graphic">
      <style:graphic-properties draw:stroke="none" draw:fill="solid" draw:fill-color="#d7e12c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2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2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2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2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211136485" text:style-name="_5f_Numérotation_20_des_20_exercices">
        <text:list-item>
          <text:h text:style-name="P41" text:outline-level="1"><text:span text:style-name="_5f_Caractères_5f_gras">Pourquoi peut-on simplifier une fraction ?</text:span></text:h>
        </text:list-item>
      </text:list>
      <text:h text:style-name="_5f_Paragraphe" text:outline-level="1"><text:span text:style-name="_5f_Caractères">Voici deux rectangles superposables, découpés de façons différentes.</text:span></text:h>
      <text:list xml:id="list63946419403774" text:continue-numbering="true" text:style-name="_5f_Numérotation_20_des_20_exercices">
        <text:list-item>
          <text:list>
            <text:list-item>
              <text:p text:style-name="P39"><draw:g text:anchor-type="paragraph" draw:z-index="88" draw:name="Forme1" draw:style-name="gr6"><draw:custom-shape draw:style-name="gr7" draw:text-style-name="P48" svg:width="0.996cm" svg:height="2.5cm" svg:x="1.094cm" svg:y="1.048cm"><text:p/><draw:enhanced-geometry svg:viewBox="0 0 21600 21600" draw:mirror-horizontal="false" draw:mirror-vertical="false" draw:type="rectangle" draw:enhanced-path="M 0 0 L 21600 0 21600 21600 0 21600 0 0 Z N"/></draw:custom-shape><draw:custom-shape draw:style-name="gr8" draw:text-style-name="P48" svg:width="0.997cm" svg:height="2.5cm" svg:x="2.089cm" svg:y="1.048cm"><text:p/><draw:enhanced-geometry svg:viewBox="0 0 21600 21600" draw:mirror-horizontal="false" draw:mirror-vertical="false" draw:type="rectangle" draw:enhanced-path="M 0 0 L 21600 0 21600 21600 0 21600 0 0 Z N"/></draw:custom-shape><draw:custom-shape draw:style-name="gr7" draw:text-style-name="P48" svg:width="0.996cm" svg:height="2.5cm" svg:x="3.084cm" svg:y="1.048cm"><text:p/><draw:enhanced-geometry svg:viewBox="0 0 21600 21600" draw:mirror-horizontal="false" draw:mirror-vertical="false" draw:type="rectangle" draw:enhanced-path="M 0 0 L 21600 0 21600 21600 0 21600 0 0 Z N"/></draw:custom-shape><draw:custom-shape draw:style-name="gr8" draw:text-style-name="P48" svg:width="0.997cm" svg:height="2.5cm" svg:x="4.077cm" svg:y="1.048cm"><text:p/><draw:enhanced-geometry svg:viewBox="0 0 21600 21600" draw:mirror-horizontal="false" draw:mirror-vertical="false" draw:type="rectangle" draw:enhanced-path="M 0 0 L 21600 0 21600 21600 0 21600 0 0 Z N"/></draw:custom-shape><draw:custom-shape draw:style-name="gr7" draw:text-style-name="P48" svg:width="0.996cm" svg:height="2.5cm" svg:x="5.072cm" svg:y="1.048cm"><text:p/><draw:enhanced-geometry svg:viewBox="0 0 21600 21600" draw:mirror-horizontal="false" draw:mirror-vertical="false" draw:type="rectangle" draw:enhanced-path="M 0 0 L 21600 0 21600 21600 0 21600 0 0 Z N"/></draw:custom-shape><draw:custom-shape draw:style-name="gr7" draw:text-style-name="P48" svg:width="0.996cm" svg:height="2.5cm" svg:x="6.065cm" svg:y="1.048cm"><text:p/><draw:enhanced-geometry svg:viewBox="0 0 21600 21600" draw:mirror-horizontal="false" draw:mirror-vertical="false" draw:type="rectangle" draw:enhanced-path="M 0 0 L 21600 0 21600 21600 0 21600 0 0 Z N"/></draw:custom-shape><draw:custom-shape draw:style-name="gr9" draw:text-style-name="P48" svg:width="0.999cm" svg:height="2.5cm" svg:x="7.058cm" svg:y="1.048cm"><text:p/><draw:enhanced-geometry svg:viewBox="0 0 21600 21600" draw:mirror-horizontal="false" draw:mirror-vertical="false" draw:type="rectangle" draw:enhanced-path="M 0 0 L 21600 0 21600 21600 0 21600 0 0 Z N"/></draw:custom-shape></draw:g><text:span text:style-name="_5f_Caractères">Dans le rectangle ci-dessous, colorie <text:line-break/></text:span><text:span text:style-name="_5f_Caractères"><text:span text:style-name="T9">5 cases sur 7 </text:span></text:span><text:span text:style-name="_5f_Caractères">:</text:span></text:p>
            </text:list-item>
          </text:list>
        </text:list-item>
      </text:list>
      <text:h text:style-name="_5f_Paragraphe" text:outline-level="1"><text:span text:style-name="_5f_Caractères"/></text:h>
      <text:list xml:id="list63945973800423" text:continue-numbering="true" text:style-name="_5f_Numérotation_20_des_20_exercices">
        <text:list-item>
          <text:list>
            <text:list-item>
              <text:p text:style-name="P39"><draw:g text:anchor-type="paragraph" draw:z-index="87" draw:name="Forme4" draw:style-name="gr6"><draw:custom-shape draw:style-name="gr10" draw:text-style-name="P48" svg:width="1.001cm" svg:height="0.835cm" svg:x="1.074cm" svg:y="1.166cm"><text:p/><draw:enhanced-geometry svg:viewBox="0 0 21600 21600" draw:type="rectangle" draw:enhanced-path="M 0 0 L 21600 0 21600 21600 0 21600 0 0 Z N"/></draw:custom-shape><draw:custom-shape draw:style-name="gr10" draw:text-style-name="P48" svg:width="1.001cm" svg:height="0.835cm" svg:x="2.074cm" svg:y="1.166cm"><text:p/><draw:enhanced-geometry svg:viewBox="0 0 21600 21600" draw:type="rectangle" draw:enhanced-path="M 0 0 L 21600 0 21600 21600 0 21600 0 0 Z N"/></draw:custom-shape><draw:custom-shape draw:style-name="gr10" draw:text-style-name="P48" svg:width="1.001cm" svg:height="0.835cm" svg:x="3.074cm" svg:y="1.166cm"><text:p/><draw:enhanced-geometry svg:viewBox="0 0 21600 21600" draw:type="rectangle" draw:enhanced-path="M 0 0 L 21600 0 21600 21600 0 21600 0 0 Z N"/></draw:custom-shape><draw:custom-shape draw:style-name="gr11" draw:text-style-name="P48" svg:width="1.003cm" svg:height="0.835cm" svg:x="4.074cm" svg:y="1.166cm"><text:p/><draw:enhanced-geometry svg:viewBox="0 0 21600 21600" draw:type="rectangle" draw:enhanced-path="M 0 0 L 21600 0 21600 21600 0 21600 0 0 Z N"/></draw:custom-shape><draw:custom-shape draw:style-name="gr11" draw:text-style-name="P48" svg:width="1.003cm" svg:height="0.835cm" svg:x="5.075cm" svg:y="1.166cm"><text:p/><draw:enhanced-geometry svg:viewBox="0 0 21600 21600" draw:type="rectangle" draw:enhanced-path="M 0 0 L 21600 0 21600 21600 0 21600 0 0 Z N"/></draw:custom-shape><draw:custom-shape draw:style-name="gr10" draw:text-style-name="P48" svg:width="1.001cm" svg:height="0.835cm" svg:x="6.075cm" svg:y="1.166cm"><text:p/><draw:enhanced-geometry svg:viewBox="0 0 21600 21600" draw:type="rectangle" draw:enhanced-path="M 0 0 L 21600 0 21600 21600 0 21600 0 0 Z N"/></draw:custom-shape><draw:custom-shape draw:style-name="gr10" draw:text-style-name="P48" svg:width="1.001cm" svg:height="0.835cm" svg:x="7.075cm" svg:y="1.166cm"><text:p/><draw:enhanced-geometry svg:viewBox="0 0 21600 21600" draw:type="rectangle" draw:enhanced-path="M 0 0 L 21600 0 21600 21600 0 21600 0 0 Z N"/></draw:custom-shape><draw:custom-shape draw:style-name="gr12" draw:text-style-name="P48" svg:width="1.001cm" svg:height="0.832cm" svg:x="1.074cm" svg:y="2cm"><text:p/><draw:enhanced-geometry svg:viewBox="0 0 21600 21600" draw:type="rectangle" draw:enhanced-path="M 0 0 L 21600 0 21600 21600 0 21600 0 0 Z N"/></draw:custom-shape><draw:custom-shape draw:style-name="gr12" draw:text-style-name="P48" svg:width="1.001cm" svg:height="0.832cm" svg:x="2.074cm" svg:y="2cm"><text:p/><draw:enhanced-geometry svg:viewBox="0 0 21600 21600" draw:type="rectangle" draw:enhanced-path="M 0 0 L 21600 0 21600 21600 0 21600 0 0 Z N"/></draw:custom-shape><draw:custom-shape draw:style-name="gr12" draw:text-style-name="P48" svg:width="1.001cm" svg:height="0.832cm" svg:x="3.074cm" svg:y="2cm"><text:p/><draw:enhanced-geometry svg:viewBox="0 0 21600 21600" draw:type="rectangle" draw:enhanced-path="M 0 0 L 21600 0 21600 21600 0 21600 0 0 Z N"/></draw:custom-shape><draw:custom-shape draw:style-name="gr13" draw:text-style-name="P48" svg:width="1.003cm" svg:height="0.832cm" svg:x="4.074cm" svg:y="2cm"><text:p/><draw:enhanced-geometry svg:viewBox="0 0 21600 21600" draw:type="rectangle" draw:enhanced-path="M 0 0 L 21600 0 21600 21600 0 21600 0 0 Z N"/></draw:custom-shape><draw:custom-shape draw:style-name="gr13" draw:text-style-name="P48" svg:width="1.003cm" svg:height="0.832cm" svg:x="5.075cm" svg:y="2cm"><text:p/><draw:enhanced-geometry svg:viewBox="0 0 21600 21600" draw:type="rectangle" draw:enhanced-path="M 0 0 L 21600 0 21600 21600 0 21600 0 0 Z N"/></draw:custom-shape><draw:custom-shape draw:style-name="gr12" draw:text-style-name="P48" svg:width="1.001cm" svg:height="0.832cm" svg:x="6.075cm" svg:y="2cm"><text:p/><draw:enhanced-geometry svg:viewBox="0 0 21600 21600" draw:type="rectangle" draw:enhanced-path="M 0 0 L 21600 0 21600 21600 0 21600 0 0 Z N"/></draw:custom-shape><draw:custom-shape draw:style-name="gr12" draw:text-style-name="P48" svg:width="1.001cm" svg:height="0.832cm" svg:x="7.075cm" svg:y="2cm"><text:p/><draw:enhanced-geometry svg:viewBox="0 0 21600 21600" draw:type="rectangle" draw:enhanced-path="M 0 0 L 21600 0 21600 21600 0 21600 0 0 Z N"/></draw:custom-shape><draw:custom-shape draw:style-name="gr10" draw:text-style-name="P48" svg:width="1.001cm" svg:height="0.835cm" svg:x="1.074cm" svg:y="2.831cm"><text:p/><draw:enhanced-geometry svg:viewBox="0 0 21600 21600" draw:type="rectangle" draw:enhanced-path="M 0 0 L 21600 0 21600 21600 0 21600 0 0 Z N"/></draw:custom-shape><draw:custom-shape draw:style-name="gr10" draw:text-style-name="P48" svg:width="1.001cm" svg:height="0.835cm" svg:x="2.074cm" svg:y="2.831cm"><text:p/><draw:enhanced-geometry svg:viewBox="0 0 21600 21600" draw:type="rectangle" draw:enhanced-path="M 0 0 L 21600 0 21600 21600 0 21600 0 0 Z N"/></draw:custom-shape><draw:custom-shape draw:style-name="gr10" draw:text-style-name="P48" svg:width="1.001cm" svg:height="0.835cm" svg:x="3.074cm" svg:y="2.831cm"><text:p/><draw:enhanced-geometry svg:viewBox="0 0 21600 21600" draw:type="rectangle" draw:enhanced-path="M 0 0 L 21600 0 21600 21600 0 21600 0 0 Z N"/></draw:custom-shape><draw:custom-shape draw:style-name="gr11" draw:text-style-name="P48" svg:width="1.003cm" svg:height="0.835cm" svg:x="4.074cm" svg:y="2.831cm"><text:p/><draw:enhanced-geometry svg:viewBox="0 0 21600 21600" draw:type="rectangle" draw:enhanced-path="M 0 0 L 21600 0 21600 21600 0 21600 0 0 Z N"/></draw:custom-shape><draw:custom-shape draw:style-name="gr11" draw:text-style-name="P48" svg:width="1.003cm" svg:height="0.835cm" svg:x="5.075cm" svg:y="2.831cm"><text:p/><draw:enhanced-geometry svg:viewBox="0 0 21600 21600" draw:type="rectangle" draw:enhanced-path="M 0 0 L 21600 0 21600 21600 0 21600 0 0 Z N"/></draw:custom-shape><draw:custom-shape draw:style-name="gr10" draw:text-style-name="P48" svg:width="1.001cm" svg:height="0.835cm" svg:x="6.075cm" svg:y="2.831cm"><text:p/><draw:enhanced-geometry svg:viewBox="0 0 21600 21600" draw:type="rectangle" draw:enhanced-path="M 0 0 L 21600 0 21600 21600 0 21600 0 0 Z N"/></draw:custom-shape><draw:custom-shape draw:style-name="gr10" draw:text-style-name="P48" svg:width="1.001cm" svg:height="0.835cm" svg:x="7.075cm" svg:y="2.831cm"><text:p/><draw:enhanced-geometry svg:viewBox="0 0 21600 21600" draw:type="rectangle" draw:enhanced-path="M 0 0 L 21600 0 21600 21600 0 21600 0 0 Z N"/></draw:custom-shape></draw:g><text:span text:style-name="_5f_Caractères">Dans le rectangle ci-dessous, colorie <text:line-break/>1</text:span><text:span text:style-name="_5f_Caractères"><text:span text:style-name="T9">5 cases sur 21 </text:span></text:span><text:span text:style-name="_5f_Caractères">:</text:span></text:p>
            </text:list-item>
          </text:list>
        </text:list-item>
      </text:list>
      <text:p text:style-name="_5f_Paragraphe_5f_Réponse_5f_Elève"><text:span text:style-name="_5f_Caractères">Que constates-tu ? </text:span><text:span text:style-name="_5f_pointillés_20_gris"><text:tab/><text:tab/><text:tab/></text:span></text:p>
      <text:list xml:id="list63945649608301" text:continue-numbering="true" text:style-name="_5f_Numérotation_20_des_20_exercices">
        <text:list-item>
          <text:h text:style-name="P42" text:outline-level="1"><text:span text:style-name="_5f_Caractères_5f_gras">Simplification guidée</text:span></text:h>
        </text:list-item>
      </text:list>
      <text:h text:style-name="_5f_Paragraphe" text:outline-level="1"><text:span text:style-name="_5f_Caractères">En suivant l’exemple ci-dessous, complète les égalités suivantes pour simplifier chaque fraction.</text:span></text:h>
      <text:h text:style-name="_5f_Paragraphe" text:outline-level="1"><text:span text:style-name="_5f_Caractères_5f_gras">Exemple : </text:span><text:span text:style-name="_5f_Caractères"><draw:frame draw:style-name="fr3" draw:name="Objet6" text:anchor-type="as-char" svg:y="-0.534cm" svg:width="0.517cm" svg:height="0.87cm" draw:z-index="71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_5f_Caractères_5f_gras"><text:s/>= </text:span><text:span text:style-name="_5f_Caractères"><draw:frame draw:style-name="fr3" draw:name="Objet9" text:anchor-type="as-char" svg:y="-0.534cm" svg:width="0.968cm" svg:height="0.87cm" draw:z-index="72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_5f_Caractères_5f_gras"><text:s/>= </text:span><text:span text:style-name="_5f_Caractères"><draw:frame draw:style-name="fr3" draw:name="Objet53" text:anchor-type="as-char" svg:y="-0.534cm" svg:width="0.293cm" svg:height="0.87cm" draw:z-index="73"><draw:object xlink:href="./Object 4" xlink:type="simple" xlink:show="embed" xlink:actuate="onLoad"/><draw:image xlink:href="./ObjectReplacements/Object 4" xlink:type="simple" xlink:show="embed" xlink:actuate="onLoad"/><svg:desc>formule</svg:desc></draw:frame></text:span></text:h>
      <text:section text:style-name="Sect1" text:name="Section25">
        <text:p text:style-name="_5f_Paragraphe_5f_Réponse_5f_Elève_5f_Fractions"><text:span text:style-name="_5f_Caractères"><draw:frame draw:style-name="fr4" draw:name="Objet223" text:anchor-type="as-char" svg:y="-0.534cm" svg:width="0.517cm" svg:height="0.87cm" draw:z-index="74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_5f_Caractères"><text:s/>= </text:span><text:span text:style-name="_5f_Caractères"><draw:frame draw:style-name="fr4" draw:name="Objet233" text:anchor-type="as-char" svg:y="-0.534cm" svg:width="1.159cm" svg:height="0.87cm" draw:z-index="75"><draw:object xlink:href="./Object 14" xlink:type="simple" xlink:show="embed" xlink:actuate="onLoad"/><draw:image xlink:href="./ObjectReplacements/Object 14" xlink:type="simple" xlink:show="embed" xlink:actuate="onLoad"/><svg:desc>formule</svg:desc></draw:frame></text:span><text:span text:style-name="_5f_Caractères"><text:s/>= </text:span><text:span text:style-name="_5f_Caractères"><draw:frame draw:style-name="fr4" draw:name="Objet244" text:anchor-type="as-char" svg:y="-0.534cm" svg:width="0.63cm" svg:height="0.87cm" draw:z-index="76"><draw:object xlink:href="./Object 15" xlink:type="simple" xlink:show="embed" xlink:actuate="onLoad"/><draw:image xlink:href="./ObjectReplacements/Object 15" xlink:type="simple" xlink:show="embed" xlink:actuate="onLoad"/><svg:desc>formule</svg:desc></draw:frame></text:span></text:p>
        <text:p text:style-name="_5f_Paragraphe_5f_Réponse_5f_Elève_5f_Fractions"><text:span text:style-name="_5f_Caractères"><draw:frame draw:style-name="fr4" draw:name="Objet254" text:anchor-type="as-char" svg:y="-0.534cm" svg:width="0.517cm" svg:height="0.87cm" draw:z-index="77"><draw:object xlink:href="./Object 16" xlink:type="simple" xlink:show="embed" xlink:actuate="onLoad"/><draw:image xlink:href="./ObjectReplacements/Object 16" xlink:type="simple" xlink:show="embed" xlink:actuate="onLoad"/><svg:desc>formule</svg:desc></draw:frame></text:span><text:span text:style-name="_5f_Caractères"><text:s/>= </text:span><text:span text:style-name="_5f_Caractères"><draw:frame draw:style-name="fr4" draw:name="Objet263" text:anchor-type="as-char" svg:y="-0.534cm" svg:width="1.159cm" svg:height="0.87cm" draw:z-index="78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_5f_Caractères"><text:s/>= </text:span><draw:frame draw:style-name="fr4" draw:name="Objet273" text:anchor-type="as-char" svg:y="-0.534cm" svg:width="0.63cm" svg:height="0.87cm" draw:z-index="79"><draw:object xlink:href="./Object 18" xlink:type="simple" xlink:show="embed" xlink:actuate="onLoad"/><draw:image xlink:href="./ObjectReplacements/Object 18" xlink:type="simple" xlink:show="embed" xlink:actuate="onLoad"/><svg:desc>formule</svg:desc></draw:frame></text:p>
        <text:p text:style-name="_5f_Paragraphe_5f_Réponse_5f_Elève_5f_Fractions"><text:span text:style-name="_5f_Caractères"><draw:frame draw:style-name="fr4" draw:name="Objet284" text:anchor-type="as-char" svg:y="-0.534cm" svg:width="0.517cm" svg:height="0.87cm" draw:z-index="80"><draw:object xlink:href="./Object 19" xlink:type="simple" xlink:show="embed" xlink:actuate="onLoad"/><draw:image xlink:href="./ObjectReplacements/Object 19" xlink:type="simple" xlink:show="embed" xlink:actuate="onLoad"/><svg:desc>formule</svg:desc></draw:frame></text:span><text:span text:style-name="_5f_Caractères"><text:s/>= </text:span><text:span text:style-name="_5f_Caractères"><draw:frame draw:style-name="fr2" draw:name="Objet294" text:anchor-type="as-char" svg:y="-0.534cm" svg:width="1.159cm" svg:height="0.87cm" draw:z-index="81"><draw:object xlink:href="./Object 20" xlink:type="simple" xlink:show="embed" xlink:actuate="onLoad"/><draw:image xlink:href="./ObjectReplacements/Object 20" xlink:type="simple" xlink:show="embed" xlink:actuate="onLoad"/><svg:desc>formule</svg:desc></draw:frame></text:span><text:span text:style-name="_5f_Caractères"><text:s/>= </text:span><draw:frame draw:style-name="fr2" draw:name="Objet304" text:anchor-type="as-char" svg:y="-0.534cm" svg:width="0.63cm" svg:height="0.87cm" draw:z-index="82"><draw:object xlink:href="./Object 21" xlink:type="simple" xlink:show="embed" xlink:actuate="onLoad"/><draw:image xlink:href="./ObjectReplacements/Object 21" xlink:type="simple" xlink:show="embed" xlink:actuate="onLoad"/><svg:desc>formule</svg:desc></draw:frame></text:p>
        <text:p text:style-name="_5f_Paragraphe_5f_Réponse_5f_Elève_5f_Fractions"><text:span text:style-name="_5f_Caractères"><draw:frame draw:style-name="fr2" draw:name="Objet317" text:anchor-type="as-char" svg:y="-0.534cm" svg:width="0.517cm" svg:height="0.87cm" draw:z-index="83"><draw:object xlink:href="./Object 22" xlink:type="simple" xlink:show="embed" xlink:actuate="onLoad"/><draw:image xlink:href="./ObjectReplacements/Object 22" xlink:type="simple" xlink:show="embed" xlink:actuate="onLoad"/><svg:desc>formule</svg:desc></draw:frame></text:span><text:span text:style-name="_5f_Caractères"><text:s/>= </text:span><text:span text:style-name="_5f_Caractères"><draw:frame draw:style-name="fr2" draw:name="Objet324" text:anchor-type="as-char" svg:y="-0.534cm" svg:width="1.159cm" svg:height="0.87cm" draw:z-index="84"><draw:object xlink:href="./Object 23" xlink:type="simple" xlink:show="embed" xlink:actuate="onLoad"/><draw:image xlink:href="./ObjectReplacements/Object 23" xlink:type="simple" xlink:show="embed" xlink:actuate="onLoad"/><svg:desc>formule</svg:desc></draw:frame></text:span><text:span text:style-name="_5f_Caractères"><text:s/>= </text:span><draw:frame draw:style-name="fr2" draw:name="Objet334" text:anchor-type="as-char" svg:y="-0.534cm" svg:width="0.63cm" svg:height="0.87cm" draw:z-index="89"><draw:object xlink:href="./Object 24" xlink:type="simple" xlink:show="embed" xlink:actuate="onLoad"/><draw:image xlink:href="./ObjectReplacements/Object 24" xlink:type="simple" xlink:show="embed" xlink:actuate="onLoad"/><svg:desc>formule</svg:desc></draw:frame></text:p>
        <text:p text:style-name="_5f_Paragraphe_5f_Réponse_5f_Elève_5f_Fractions"><text:span text:style-name="_5f_Caractères"><draw:frame draw:style-name="fr2" draw:name="Objet344" text:anchor-type="as-char" svg:y="-0.534cm" svg:width="0.517cm" svg:height="0.87cm" draw:z-index="114"><draw:object xlink:href="./Object 25" xlink:type="simple" xlink:show="embed" xlink:actuate="onLoad"/><draw:image xlink:href="./ObjectReplacements/Object 25" xlink:type="simple" xlink:show="embed" xlink:actuate="onLoad"/><svg:desc>formule</svg:desc></draw:frame></text:span><text:span text:style-name="_5f_Caractères"><text:s/>= </text:span><text:span text:style-name="_5f_Caractères"><draw:frame draw:style-name="fr2" draw:name="Objet354" text:anchor-type="as-char" svg:y="-0.534cm" svg:width="1.159cm" svg:height="0.87cm" draw:z-index="115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_5f_Caractères"><text:s/>= </text:span><draw:frame draw:style-name="fr2" draw:name="Objet365" text:anchor-type="as-char" svg:y="-0.534cm" svg:width="0.517cm" svg:height="0.87cm" draw:z-index="116"><draw:object xlink:href="./Object 27" xlink:type="simple" xlink:show="embed" xlink:actuate="onLoad"/><draw:image xlink:href="./ObjectReplacements/Object 27" xlink:type="simple" xlink:show="embed" xlink:actuate="onLoad"/><svg:desc>formule</svg:desc></draw:frame></text:p>
        <text:p text:style-name="_5f_Paragraphe_5f_Réponse_5f_Elève_5f_Fractions"><text:span text:style-name="_5f_Caractères"><draw:frame draw:style-name="fr2" draw:name="Objet375" text:anchor-type="as-char" svg:y="-0.534cm" svg:width="0.517cm" svg:height="0.87cm" draw:z-index="117"><draw:object xlink:href="./Object 28" xlink:type="simple" xlink:show="embed" xlink:actuate="onLoad"/><draw:image xlink:href="./ObjectReplacements/Object 28" xlink:type="simple" xlink:show="embed" xlink:actuate="onLoad"/><svg:desc>formule</svg:desc></draw:frame></text:span><text:span text:style-name="_5f_Caractères"><text:s/>= </text:span><text:span text:style-name="_5f_Caractères"><draw:frame draw:style-name="fr2" draw:name="Objet383" text:anchor-type="as-char" svg:y="-0.534cm" svg:width="1.383cm" svg:height="0.87cm" draw:z-index="118"><draw:object xlink:href="./Object 29" xlink:type="simple" xlink:show="embed" xlink:actuate="onLoad"/><draw:image xlink:href="./ObjectReplacements/Object 29" xlink:type="simple" xlink:show="embed" xlink:actuate="onLoad"/><svg:desc>formule</svg:desc></draw:frame></text:span><text:span text:style-name="_5f_Caractères"><text:s/>= </text:span><draw:frame draw:style-name="fr2" draw:name="Objet394" text:anchor-type="as-char" svg:y="-0.534cm" svg:width="0.517cm" svg:height="0.87cm" draw:z-index="119"><draw:object xlink:href="./Object 30" xlink:type="simple" xlink:show="embed" xlink:actuate="onLoad"/><draw:image xlink:href="./ObjectReplacements/Object 30" xlink:type="simple" xlink:show="embed" xlink:actuate="onLoad"/><svg:desc>formule</svg:desc></draw:frame></text:p>
        <text:p text:style-name="_5f_Paragraphe_5f_Réponse_5f_Elève_5f_Fractions"><text:span text:style-name="_5f_Caractères"><draw:frame draw:style-name="fr2" draw:name="Objet403" text:anchor-type="as-char" svg:y="-0.534cm" svg:width="0.517cm" svg:height="0.87cm" draw:z-index="120"><draw:object xlink:href="./Object 31" xlink:type="simple" xlink:show="embed" xlink:actuate="onLoad"/><draw:image xlink:href="./ObjectReplacements/Object 31" xlink:type="simple" xlink:show="embed" xlink:actuate="onLoad"/><svg:desc>formule</svg:desc></draw:frame></text:span><text:span text:style-name="_5f_Caractères"><text:s/>= </text:span><text:span text:style-name="_5f_Caractères"><draw:frame draw:style-name="fr2" draw:name="Objet418" text:anchor-type="as-char" svg:y="-0.534cm" svg:width="1.383cm" svg:height="0.87cm" draw:z-index="121"><draw:object xlink:href="./Object 32" xlink:type="simple" xlink:show="embed" xlink:actuate="onLoad"/><draw:image xlink:href="./ObjectReplacements/Object 32" xlink:type="simple" xlink:show="embed" xlink:actuate="onLoad"/><svg:desc>formule</svg:desc></draw:frame></text:span><text:span text:style-name="_5f_Caractères"><text:s/>= </text:span><draw:frame draw:style-name="fr2" draw:name="Objet424" text:anchor-type="as-char" svg:y="-0.534cm" svg:width="0.517cm" svg:height="0.87cm" draw:z-index="122"><draw:object xlink:href="./Object 33" xlink:type="simple" xlink:show="embed" xlink:actuate="onLoad"/><draw:image xlink:href="./ObjectReplacements/Object 33" xlink:type="simple" xlink:show="embed" xlink:actuate="onLoad"/><svg:desc>formule</svg:desc></draw:frame></text:p>
        <text:p text:style-name="_5f_Paragraphe_5f_Réponse_5f_Elève_5f_Fractions"><text:span text:style-name="_5f_Caractères"><draw:frame draw:style-name="fr2" draw:name="Objet434" text:anchor-type="as-char" svg:y="-0.534cm" svg:width="0.517cm" svg:height="0.87cm" draw:z-index="123"><draw:object xlink:href="./Object 34" xlink:type="simple" xlink:show="embed" xlink:actuate="onLoad"/><draw:image xlink:href="./ObjectReplacements/Object 34" xlink:type="simple" xlink:show="embed" xlink:actuate="onLoad"/><svg:desc>formule</svg:desc></draw:frame></text:span><text:span text:style-name="_5f_Caractères"><text:s/>= </text:span><text:span text:style-name="_5f_Caractères"><draw:frame draw:style-name="fr2" draw:name="Objet443" text:anchor-type="as-char" svg:y="-0.534cm" svg:width="1.383cm" svg:height="0.87cm" draw:z-index="124"><draw:object xlink:href="./Object 35" xlink:type="simple" xlink:show="embed" xlink:actuate="onLoad"/><draw:image xlink:href="./ObjectReplacements/Object 35" xlink:type="simple" xlink:show="embed" xlink:actuate="onLoad"/><svg:desc>formule</svg:desc></draw:frame></text:span><text:span text:style-name="_5f_Caractères"><text:s/>= </text:span><draw:frame draw:style-name="fr2" draw:name="Objet453" text:anchor-type="as-char" svg:y="-0.534cm" svg:width="0.517cm" svg:height="0.87cm" draw:z-index="125"><draw:object xlink:href="./Object 36" xlink:type="simple" xlink:show="embed" xlink:actuate="onLoad"/><draw:image xlink:href="./ObjectReplacements/Object 36" xlink:type="simple" xlink:show="embed" xlink:actuate="onLoad"/><svg:desc>formule</svg:desc></draw:frame></text:p>
      </text:section>
      <text:list xml:id="list63945785241578" text:continue-numbering="true" text:style-name="_5f_Numérotation_20_des_20_exercices">
        <text:list-item>
          <text:h text:style-name="P40" text:outline-level="1"><text:span text:style-name="_5f_Caractères_5f_gras">Multiples</text:span></text:h>
        </text:list-item>
      </text:list>
      <text:h text:style-name="_5f_Paragraphe" text:outline-level="1"><text:span text:style-name="_5f_Caractères">Pour chaque fraction, coche le (ou les) nombre(s) par le(s)quel(s) elle est simplifiable.</text:span></text:h>
      <table:table table:name="Tableau5" table:style-name="Tableau5">
        <table:table-column table:style-name="Tableau5.A"/>
        <table:table-column table:style-name="Tableau5.B"/>
        <table:table-column table:style-name="Tableau5.C" table:number-columns-repeated="6"/>
        <table:table-column table:style-name="Tableau5.I"/>
        <table:table-header-rows>
          <table:table-row table:style-name="Tableau5.1">
            <table:table-cell table:style-name="Tableau5.A1" office:value-type="string">
              <text:h text:style-name="_5f_Tableau_5f_Centré" text:outline-level="1"><text:span text:style-name="_5f_Caractères"/></text:h>
            </table:table-cell>
            <table:table-cell table:style-name="Tableau5.B1">
              <text:h text:style-name="_5f_Tableau_5f_Centré" text:outline-level="1"><text:span text:style-name="_5f_Caractères"><draw:frame draw:style-name="fr3" draw:name="Objet310" text:anchor-type="as-char" svg:y="-0.534cm" svg:width="0.293cm" svg:height="0.87cm" draw:z-index="90"><draw:object xlink:href="./Object 5" xlink:type="simple" xlink:show="embed" xlink:actuate="onLoad"/><draw:image xlink:href="./ObjectReplacements/Object 5" xlink:type="simple" xlink:show="embed" xlink:actuate="onLoad"/><svg:desc>formule</svg:desc></draw:frame></text:span></text:h>
            </table:table-cell>
            <table:table-cell table:style-name="Tableau5.B1">
              <text:h text:style-name="_5f_Tableau_5f_Centré" text:outline-level="1"><text:span text:style-name="_5f_Caractères"><draw:frame draw:style-name="fr3" draw:name="Objet410" text:anchor-type="as-char" svg:y="-0.534cm" svg:width="0.517cm" svg:height="0.87cm" draw:z-index="91"><draw:object xlink:href="./Object 6" xlink:type="simple" xlink:show="embed" xlink:actuate="onLoad"/><draw:image xlink:href="./ObjectReplacements/Object 6" xlink:type="simple" xlink:show="embed" xlink:actuate="onLoad"/><svg:desc>formule</svg:desc></draw:frame></text:span></text:h>
            </table:table-cell>
            <table:table-cell table:style-name="Tableau5.B1">
              <text:h text:style-name="_5f_Tableau_5f_Centré" text:outline-level="1"><text:span text:style-name="_5f_Caractères"><draw:frame draw:style-name="fr3" draw:name="Objet8" text:anchor-type="as-char" svg:y="-0.534cm" svg:width="0.517cm" svg:height="0.87cm" draw:z-index="95"><draw:object xlink:href="./Object 7" xlink:type="simple" xlink:show="embed" xlink:actuate="onLoad"/><draw:image xlink:href="./ObjectReplacements/Object 7" xlink:type="simple" xlink:show="embed" xlink:actuate="onLoad"/><svg:desc>formule</svg:desc></draw:frame></text:span></text:h>
            </table:table-cell>
            <table:table-cell table:style-name="Tableau5.B1">
              <text:h text:style-name="_5f_Tableau_5f_Centré" text:outline-level="1"><text:span text:style-name="_5f_Caractères"><draw:frame draw:style-name="fr3" draw:name="Objet261" text:anchor-type="as-char" svg:y="-0.534cm" svg:width="0.517cm" svg:height="0.87cm" draw:z-index="105"><draw:object xlink:href="./Object 8" xlink:type="simple" xlink:show="embed" xlink:actuate="onLoad"/><draw:image xlink:href="./ObjectReplacements/Object 8" xlink:type="simple" xlink:show="embed" xlink:actuate="onLoad"/><svg:desc>formule</svg:desc></draw:frame></text:span></text:h>
            </table:table-cell>
            <table:table-cell table:style-name="Tableau5.B1">
              <text:h text:style-name="_5f_Tableau_5f_Centré" text:outline-level="1"><text:span text:style-name="_5f_Caractères"><draw:frame draw:style-name="fr3" draw:name="Objet271" text:anchor-type="as-char" svg:y="-0.534cm" svg:width="0.517cm" svg:height="0.87cm" draw:z-index="106"><draw:object xlink:href="./Object 9" xlink:type="simple" xlink:show="embed" xlink:actuate="onLoad"/><draw:image xlink:href="./ObjectReplacements/Object 9" xlink:type="simple" xlink:show="embed" xlink:actuate="onLoad"/><svg:desc>formule</svg:desc></draw:frame></text:span></text:h>
            </table:table-cell>
            <table:table-cell table:style-name="Tableau5.B1">
              <text:h text:style-name="_5f_Tableau_5f_Centré" text:outline-level="1"><text:span text:style-name="_5f_Caractères"><draw:frame draw:style-name="fr3" draw:name="Objet312" text:anchor-type="as-char" svg:y="-0.534cm" svg:width="0.517cm" svg:height="0.87cm" draw:z-index="107"><draw:object xlink:href="./Object 10" xlink:type="simple" xlink:show="embed" xlink:actuate="onLoad"/><draw:image xlink:href="./ObjectReplacements/Object 10" xlink:type="simple" xlink:show="embed" xlink:actuate="onLoad"/><svg:desc>formule</svg:desc></draw:frame></text:span></text:h>
            </table:table-cell>
            <table:table-cell table:style-name="Tableau5.B1">
              <text:h text:style-name="_5f_Tableau_5f_Centré" text:outline-level="1"><text:span text:style-name="_5f_Caractères"><draw:frame draw:style-name="fr3" draw:name="Objet321" text:anchor-type="as-char" svg:y="-0.534cm" svg:width="0.741cm" svg:height="0.87cm" draw:z-index="108"><draw:object xlink:href="./Object 11" xlink:type="simple" xlink:show="embed" xlink:actuate="onLoad"/><draw:image xlink:href="./ObjectReplacements/Object 11" xlink:type="simple" xlink:show="embed" xlink:actuate="onLoad"/><svg:desc>formule</svg:desc></draw:frame></text:span></text:h>
            </table:table-cell>
            <table:table-cell table:style-name="Tableau5.I1">
              <text:h text:style-name="_5f_Tableau_5f_Centré" text:outline-level="1"><text:span text:style-name="_5f_Caractères"><draw:frame draw:style-name="fr3" draw:name="Objet331" text:anchor-type="as-char" svg:y="-0.534cm" svg:width="0.517cm" svg:height="0.87cm" draw:z-index="109"><draw:object xlink:href="./Object 12" xlink:type="simple" xlink:show="embed" xlink:actuate="onLoad"/><draw:image xlink:href="./ObjectReplacements/Object 12" xlink:type="simple" xlink:show="embed" xlink:actuate="onLoad"/><svg:desc>formule</svg:desc></draw:frame></text:span></text:h>
            </table:table-cell>
          </table:table-row>
        </table:table-header-rows>
        <table:table-row table:style-name="Tableau5.2">
          <table:table-cell table:style-name="Tableau5.I1" office:value-type="float" office:value="2">
            <text:h text:style-name="_5f_Tableau_5f_Centré" text:outline-level="1"><text:span text:style-name="_5f_Caractères">2</text:span></text:h>
          </table:table-cell>
          <table:table-cell table:style-name="Tableau5.B2" office:value-type="string">
            <text:h text:style-name="_5f_Tableau_5f_Centré" text:outline-level="1"><text:span text:style-name="_5f_Caractères"><text:s/></text:span></text:h>
          </table:table-cell>
          <table:table-cell table:style-name="Tableau5.C2" office:value-type="string">
            <text:h text:style-name="_5f_Tableau_5f_Centré" text:outline-level="1"><text:span text:style-name="_5f_Caractères"><text:s/></text:span></text:h>
          </table:table-cell>
          <table:table-cell table:style-name="Tableau5.D2" office:value-type="string">
            <text:h text:style-name="_5f_Tableau_5f_Centré" text:outline-level="1"><text:span text:style-name="_5f_Caractères"><text:s/></text:span></text:h>
          </table:table-cell>
          <table:table-cell table:style-name="Tableau5.E2" office:value-type="string">
            <text:h text:style-name="_5f_Tableau_5f_Centré" text:outline-level="1"><text:span text:style-name="_5f_Caractères"><text:s/></text:span></text:h>
          </table:table-cell>
          <table:table-cell table:style-name="Tableau5.F2" office:value-type="string">
            <text:h text:style-name="_5f_Tableau_5f_Centré" text:outline-level="1"><text:span text:style-name="_5f_Caractères"><text:s/></text:span></text:h>
          </table:table-cell>
          <table:table-cell table:style-name="Tableau5.G2" office:value-type="string">
            <text:h text:style-name="_5f_Tableau_5f_Centré" text:outline-level="1"><text:span text:style-name="_5f_Caractères"><text:s/></text:span></text:h>
          </table:table-cell>
          <table:table-cell table:style-name="Tableau5.H2" office:value-type="string">
            <text:h text:style-name="_5f_Tableau_5f_Centré" text:outline-level="1"><text:span text:style-name="_5f_Caractères"><text:s/></text:span></text:h>
          </table:table-cell>
          <table:table-cell table:style-name="Tableau5.I2" office:value-type="string">
            <text:h text:style-name="_5f_Tableau_5f_Centré" text:outline-level="1"><text:span text:style-name="_5f_Caractères"><text:s/></text:span></text:h>
          </table:table-cell>
        </table:table-row>
        <table:table-row table:style-name="Tableau5.2">
          <table:table-cell table:style-name="Tableau5.A3" office:value-type="float" office:value="3">
            <text:h text:style-name="_5f_Tableau_5f_Centré" text:outline-level="1"><text:span text:style-name="_5f_Caractères">3</text:span></text:h>
          </table:table-cell>
          <table:table-cell table:style-name="Tableau5.B3" office:value-type="string">
            <text:h text:style-name="_5f_Tableau_5f_Centré" text:outline-level="1"><text:span text:style-name="_5f_Caractères"><text:s/></text:span></text:h>
          </table:table-cell>
          <table:table-cell table:style-name="Tableau5.C3" office:value-type="string">
            <text:h text:style-name="_5f_Tableau_5f_Centré" text:outline-level="1"><text:span text:style-name="_5f_Caractères"><text:s/></text:span></text:h>
          </table:table-cell>
          <table:table-cell table:style-name="Tableau5.D3" office:value-type="string">
            <text:h text:style-name="_5f_Tableau_5f_Centré" text:outline-level="1"><text:span text:style-name="_5f_Caractères"><text:s/></text:span></text:h>
          </table:table-cell>
          <table:table-cell table:style-name="Tableau5.E3" office:value-type="string">
            <text:h text:style-name="_5f_Tableau_5f_Centré" text:outline-level="1"><text:span text:style-name="_5f_Caractères"><text:s/></text:span></text:h>
          </table:table-cell>
          <table:table-cell table:style-name="Tableau5.F3" office:value-type="string">
            <text:h text:style-name="_5f_Tableau_5f_Centré" text:outline-level="1"><text:span text:style-name="_5f_Caractères"><text:s/></text:span></text:h>
          </table:table-cell>
          <table:table-cell table:style-name="Tableau5.G3" office:value-type="string">
            <text:h text:style-name="_5f_Tableau_5f_Centré" text:outline-level="1"><text:span text:style-name="_5f_Caractères"><text:s/></text:span></text:h>
          </table:table-cell>
          <table:table-cell table:style-name="Tableau5.H3" office:value-type="string">
            <text:h text:style-name="_5f_Tableau_5f_Centré" text:outline-level="1"><text:span text:style-name="_5f_Caractères"><text:s/></text:span></text:h>
          </table:table-cell>
          <table:table-cell table:style-name="Tableau5.I3" office:value-type="string">
            <text:h text:style-name="_5f_Tableau_5f_Centré" text:outline-level="1"><text:span text:style-name="_5f_Caractères"><text:s/></text:span></text:h>
          </table:table-cell>
        </table:table-row>
        <table:table-row table:style-name="Tableau5.2">
          <table:table-cell table:style-name="Tableau5.A3" office:value-type="float" office:value="4">
            <text:h text:style-name="_5f_Tableau_5f_Centré" text:outline-level="1"><text:span text:style-name="_5f_Caractères">4</text:span></text:h>
          </table:table-cell>
          <table:table-cell table:style-name="Tableau5.B4" office:value-type="string">
            <text:h text:style-name="_5f_Tableau_5f_Centré" text:outline-level="1"><text:span text:style-name="_5f_Caractères"><text:s/></text:span></text:h>
          </table:table-cell>
          <table:table-cell table:style-name="Tableau5.C4" office:value-type="string">
            <text:h text:style-name="_5f_Tableau_5f_Centré" text:outline-level="1"><text:span text:style-name="_5f_Caractères"><text:s/></text:span></text:h>
          </table:table-cell>
          <table:table-cell table:style-name="Tableau5.D4" office:value-type="string">
            <text:h text:style-name="_5f_Tableau_5f_Centré" text:outline-level="1"><text:span text:style-name="_5f_Caractères"><text:s/></text:span></text:h>
          </table:table-cell>
          <table:table-cell table:style-name="Tableau5.E4" office:value-type="string">
            <text:h text:style-name="_5f_Tableau_5f_Centré" text:outline-level="1"><text:span text:style-name="_5f_Caractères"><text:s/></text:span></text:h>
          </table:table-cell>
          <table:table-cell table:style-name="Tableau5.F4" office:value-type="string">
            <text:h text:style-name="_5f_Tableau_5f_Centré" text:outline-level="1"><text:span text:style-name="_5f_Caractères"><text:s/></text:span></text:h>
          </table:table-cell>
          <table:table-cell table:style-name="Tableau5.G4" office:value-type="string">
            <text:h text:style-name="_5f_Tableau_5f_Centré" text:outline-level="1"><text:span text:style-name="_5f_Caractères"><text:s/></text:span></text:h>
          </table:table-cell>
          <table:table-cell table:style-name="Tableau5.H4" office:value-type="string">
            <text:h text:style-name="_5f_Tableau_5f_Centré" text:outline-level="1"><text:span text:style-name="_5f_Caractères"><text:s/></text:span></text:h>
          </table:table-cell>
          <table:table-cell table:style-name="Tableau5.I4" office:value-type="string">
            <text:h text:style-name="_5f_Tableau_5f_Centré" text:outline-level="1"><text:span text:style-name="_5f_Caractères"><text:s/></text:span></text:h>
          </table:table-cell>
        </table:table-row>
        <table:table-row table:style-name="Tableau5.2">
          <table:table-cell table:style-name="Tableau5.A3" office:value-type="float" office:value="5">
            <text:h text:style-name="_5f_Tableau_5f_Centré" text:outline-level="1"><text:span text:style-name="_5f_Caractères">5</text:span></text:h>
          </table:table-cell>
          <table:table-cell table:style-name="Tableau5.B5" office:value-type="string">
            <text:h text:style-name="_5f_Tableau_5f_Centré" text:outline-level="1"><text:span text:style-name="_5f_Caractères"><text:s/></text:span></text:h>
          </table:table-cell>
          <table:table-cell table:style-name="Tableau5.C5" office:value-type="string">
            <text:h text:style-name="_5f_Tableau_5f_Centré" text:outline-level="1"><text:span text:style-name="_5f_Caractères"><text:s/></text:span></text:h>
          </table:table-cell>
          <table:table-cell table:style-name="Tableau5.D5" office:value-type="string">
            <text:h text:style-name="_5f_Tableau_5f_Centré" text:outline-level="1"><text:span text:style-name="_5f_Caractères"><text:s/></text:span></text:h>
          </table:table-cell>
          <table:table-cell table:style-name="Tableau5.E5" office:value-type="string">
            <text:h text:style-name="_5f_Tableau_5f_Centré" text:outline-level="1"><text:span text:style-name="_5f_Caractères"><text:s/></text:span></text:h>
          </table:table-cell>
          <table:table-cell table:style-name="Tableau5.F5" office:value-type="string">
            <text:h text:style-name="_5f_Tableau_5f_Centré" text:outline-level="1"><text:span text:style-name="_5f_Caractères"><text:s/></text:span></text:h>
          </table:table-cell>
          <table:table-cell table:style-name="Tableau5.G5" office:value-type="string">
            <text:h text:style-name="_5f_Tableau_5f_Centré" text:outline-level="1"><text:span text:style-name="_5f_Caractères"><text:s/></text:span></text:h>
          </table:table-cell>
          <table:table-cell table:style-name="Tableau5.H5" office:value-type="string">
            <text:h text:style-name="_5f_Tableau_5f_Centré" text:outline-level="1"><text:span text:style-name="_5f_Caractères"><text:s/></text:span></text:h>
          </table:table-cell>
          <table:table-cell table:style-name="Tableau5.I5" office:value-type="string">
            <text:h text:style-name="_5f_Tableau_5f_Centré" text:outline-level="1"><text:span text:style-name="_5f_Caractères"><text:s/></text:span></text:h>
          </table:table-cell>
        </table:table-row>
        <table:table-row table:style-name="Tableau5.2">
          <table:table-cell table:style-name="Tableau5.A3" office:value-type="float" office:value="9">
            <text:h text:style-name="_5f_Tableau_5f_Centré" text:outline-level="1"><text:span text:style-name="_5f_Caractères">9</text:span></text:h>
          </table:table-cell>
          <table:table-cell table:style-name="Tableau5.B6" office:value-type="string">
            <text:h text:style-name="_5f_Tableau_5f_Centré" text:outline-level="1"><text:span text:style-name="_5f_Caractères"><text:s/></text:span></text:h>
          </table:table-cell>
          <table:table-cell table:style-name="Tableau5.C6" office:value-type="string">
            <text:h text:style-name="_5f_Tableau_5f_Centré" text:outline-level="1"><text:span text:style-name="_5f_Caractères"><text:s/></text:span></text:h>
          </table:table-cell>
          <table:table-cell table:style-name="Tableau5.D6" office:value-type="string">
            <text:h text:style-name="_5f_Tableau_5f_Centré" text:outline-level="1"><text:span text:style-name="_5f_Caractères"><text:s/></text:span></text:h>
          </table:table-cell>
          <table:table-cell table:style-name="Tableau5.E6" office:value-type="string">
            <text:h text:style-name="_5f_Tableau_5f_Centré" text:outline-level="1"><text:span text:style-name="_5f_Caractères"><text:s/></text:span></text:h>
          </table:table-cell>
          <table:table-cell table:style-name="Tableau5.F6" office:value-type="string">
            <text:h text:style-name="_5f_Tableau_5f_Centré" text:outline-level="1"><text:span text:style-name="_5f_Caractères"><text:s/></text:span></text:h>
          </table:table-cell>
          <table:table-cell table:style-name="Tableau5.G6" office:value-type="string">
            <text:h text:style-name="_5f_Tableau_5f_Centré" text:outline-level="1"><text:span text:style-name="_5f_Caractères"><text:s/></text:span></text:h>
          </table:table-cell>
          <table:table-cell table:style-name="Tableau5.H6" office:value-type="string">
            <text:h text:style-name="_5f_Tableau_5f_Centré" text:outline-level="1"><text:span text:style-name="_5f_Caractères"><text:s/></text:span></text:h>
          </table:table-cell>
          <table:table-cell table:style-name="Tableau5.I6" office:value-type="string">
            <text:h text:style-name="_5f_Tableau_5f_Centré" text:outline-level="1"><text:span text:style-name="_5f_Caractères"><text:s/></text:span></text:h>
          </table:table-cell>
        </table:table-row>
      </table:table>
      <text:list xml:id="list63946864457672" text:continue-numbering="true" text:style-name="_5f_Numérotation_20_des_20_exercices">
        <text:list-item>
          <text:h text:style-name="P43" text:outline-level="1"><text:span text:style-name="_5f_Caractères">Simplifie les fractions en utilisant les critères de divisibilité ou les tables de multiplication.</text:span></text:h>
          <text:list>
            <text:list-item>
              <text:p text:style-name="P38"><text:span text:style-name="_5f_Caractères"><draw:frame draw:style-name="fr3" draw:name="Objet12" text:anchor-type="as-char" svg:y="-0.534cm" svg:width="0.517cm" svg:height="0.87cm" draw:z-index="110"><draw:object xlink:href="./Object 61" xlink:type="simple" xlink:show="embed" xlink:actuate="onLoad"/><draw:image xlink:href="./ObjectReplacements/Object 61" xlink:type="simple" xlink:show="embed" xlink:actuate="onLoad"/><svg:desc>formule</svg:desc></draw:frame></text:span><text:span text:style-name="_5f_Caractères"><text:s/>=  </text:span><text:span text:style-name="_5f_Caractères"><draw:frame draw:style-name="fr3" draw:name="Objet13" text:anchor-type="as-char" svg:y="-0.534cm" svg:width="1.395cm" svg:height="0.87cm" draw:z-index="111"><draw:object xlink:href="./Object 62" xlink:type="simple" xlink:show="embed" xlink:actuate="onLoad"/><draw:image xlink:href="./ObjectReplacements/Object 62" xlink:type="simple" xlink:show="embed" xlink:actuate="onLoad"/><svg:desc>formule</svg:desc></draw:frame></text:span><text:span text:style-name="_5f_Caractères"> = </text:span><text:span text:style-name="_5f_Caractères"><draw:frame draw:style-name="fr3" draw:name="Objet181" text:anchor-type="as-char" svg:y="-0.534cm" svg:width="0.517cm" svg:height="0.87cm" draw:z-index="113"><draw:object xlink:href="./Object 63" xlink:type="simple" xlink:show="embed" xlink:actuate="onLoad"/><draw:image xlink:href="./ObjectReplacements/Object 63" xlink:type="simple" xlink:show="embed" xlink:actuate="onLoad"/><svg:desc>formule</svg:desc></draw:frame></text:span></text:p>
            </text:list-item>
            <text:list-item>
              <text:p text:style-name="P38"><draw:frame draw:style-name="fr3" draw:name="Objet201" text:anchor-type="as-char" svg:y="-0.534cm" svg:width="0.741cm" svg:height="0.87cm" draw:z-index="112"><draw:object xlink:href="./Object 1" xlink:type="simple" xlink:show="embed" xlink:actuate="onLoad"/><draw:image xlink:href="./ObjectReplacements/Object 1" xlink:type="simple" xlink:show="embed" xlink:actuate="onLoad"/><svg:desc>formule</svg:desc></draw:frame><text:span text:style-name="_5f_Caractères"><text:s/>=  </text:span><text:span text:style-name="_5f_pointillés_20_gris"><text:tab/></text:span></text:p>
            </text:list-item>
            <text:list-item>
              <text:p text:style-name="P38"><draw:frame draw:style-name="fr3" draw:name="Objet212" text:anchor-type="as-char" svg:y="-0.534cm" svg:width="0.517cm" svg:height="0.87cm" draw:z-index="85"><draw:object xlink:href="./Object 37" xlink:type="simple" xlink:show="embed" xlink:actuate="onLoad"/><draw:image xlink:href="./ObjectReplacements/Object 37" xlink:type="simple" xlink:show="embed" xlink:actuate="onLoad"/><svg:desc>formule</svg:desc></draw:frame><text:span text:style-name="_5f_Caractères"><text:s/>=  </text:span><text:span text:style-name="_5f_pointillés_20_gris"><text:tab/></text:span></text:p>
            </text:list-item>
            <text:list-item>
              <text:p text:style-name="P38"><draw:frame draw:style-name="fr3" draw:name="Objet251" text:anchor-type="as-char" svg:y="-0.534cm" svg:width="0.517cm" svg:height="0.87cm" draw:z-index="92"><draw:object xlink:href="./Object 38" xlink:type="simple" xlink:show="embed" xlink:actuate="onLoad"/><draw:image xlink:href="./ObjectReplacements/Object 38" xlink:type="simple" xlink:show="embed" xlink:actuate="onLoad"/><svg:desc>formule</svg:desc></draw:frame><text:span text:style-name="_5f_Caractères"><text:s/>=  </text:span><text:span text:style-name="_5f_pointillés_20_gris"><text:tab/></text:span></text:p>
            </text:list-item>
            <text:list-item>
              <text:p text:style-name="P38"><draw:frame draw:style-name="fr3" draw:name="Objet11" text:anchor-type="as-char" svg:y="-0.534cm" svg:width="0.517cm" svg:height="0.87cm" draw:z-index="104"><draw:object xlink:href="./Object 39" xlink:type="simple" xlink:show="embed" xlink:actuate="onLoad"/><draw:image xlink:href="./ObjectReplacements/Object 39" xlink:type="simple" xlink:show="embed" xlink:actuate="onLoad"/><svg:desc>formule</svg:desc></draw:frame><text:span text:style-name="_5f_Caractères"><text:s/>=  </text:span><text:span text:style-name="_5f_pointillés_20_gris"><text:tab/></text:span></text:p>
            </text:list-item>
          </text:list>
        </text:list-item>
        <text:list-item>
          <text:h text:style-name="P43" text:outline-level="1"><text:span text:style-name="_5f_Caractères">Luc a reçu une boîte de bonbons. Il en a mangé les </text:span><text:span text:style-name="_5f_Caractères"><draw:frame draw:style-name="fr2" draw:name="Objet1221" text:anchor-type="as-char" svg:y="-0.534cm" svg:width="0.517cm" svg:height="0.87cm" draw:z-index="93"><draw:object xlink:href="./Object 90" xlink:type="simple" xlink:show="embed" xlink:actuate="onLoad"/><draw:image xlink:href="./ObjectReplacements/Object 90" xlink:type="simple" xlink:show="embed" xlink:actuate="onLoad"/><svg:desc>formule</svg:desc></draw:frame></text:span><text:span text:style-name="_5f_Caractères">, il en a donné les </text:span><text:span text:style-name="_5f_Caractères"><draw:frame draw:style-name="fr2" draw:name="Objet1231" text:anchor-type="as-char" svg:y="-0.534cm" svg:width="0.517cm" svg:height="0.87cm" draw:z-index="94"><draw:object xlink:href="./Object 91" xlink:type="simple" xlink:show="embed" xlink:actuate="onLoad"/><draw:image xlink:href="./ObjectReplacements/Object 91" xlink:type="simple" xlink:show="embed" xlink:actuate="onLoad"/><svg:desc>formule</svg:desc></draw:frame></text:span><text:span text:style-name="_5f_Caractères"><text:s/>à Tom et les </text:span><text:span text:style-name="_5f_Caractères"><draw:frame draw:style-name="fr2" draw:name="Objet1241" text:anchor-type="as-char" svg:y="-0.534cm" svg:width="0.517cm" svg:height="0.87cm" draw:z-index="96"><draw:object xlink:href="./Object 92" xlink:type="simple" xlink:show="embed" xlink:actuate="onLoad"/><draw:image xlink:href="./ObjectReplacements/Object 92" xlink:type="simple" xlink:show="embed" xlink:actuate="onLoad"/><svg:desc>formule</svg:desc></draw:frame></text:span><text:span text:style-name="_5f_Caractères"><text:s/>à Nadia. Qui a eu la plus grosse part ?</text:span></text:h>
        </text:list-item>
      </text:list>
      <text:p text:style-name="_5f_Paragraphe_5f_Réponse_5f_Pointillés_5f_Grisés"><text:span text:style-name="_5f_pointillés_20_gris"><text:tab/></text:span></text:p>
      <text:p text:style-name="_5f_Paragraphe_5f_Réponse_5f_Pointillés_5f_Grisés"><text:span text:style-name="_5f_pointillés_20_gris"><text:tab/></text:span></text:p>
      <text:p text:style-name="_5f_Paragraphe_5f_Réponse_5f_Pointillés_5f_Grisés"><text:span text:style-name="_5f_pointillés_20_gris"><text:tab/></text:span></text:p>
      <text:p text:style-name="_5f_Paragraphe_5f_Réponse_5f_Pointillés_5f_Grisés"><text:span text:style-name="_5f_pointillés_20_gris"><text:tab/></text:span></text:p>
      <text:p text:style-name="_5f_Paragraphe_5f_Réponse_5f_Pointillés_5f_Grisés"><text:span text:style-name="_5f_pointillés_20_gris"><text:tab/></text:span></text:p>
      <text:p text:style-name="_5f_Paragraphe_5f_Réponse_5f_Pointillés_5f_Grisés"><text:span text:style-name="_5f_pointillés_20_gris"><text:tab/></text:span></text:p>
      <text:list xml:id="list63946192022957" text:continue-numbering="true" text:style-name="_5f_Numérotation_20_des_20_exercices">
        <text:list-item>
          <text:h text:style-name="P43" text:outline-level="1"><text:span text:style-name="_5f_Caractères">Karim doit effectuer les calculs suivants et il lui reste très peu de temps. Aide-le à trouver une fraction simplifiée :</text:span></text:h>
        </text:list-item>
      </text:list>
      <text:p text:style-name="_5f_Paragraphe_5f_Réponse_5f_Elève_5f_Fractions"><text:span text:style-name="_5f_Caractères"><draw:frame draw:style-name="fr2" draw:name="Objet1271" text:anchor-type="as-char" svg:y="-0.534cm" svg:width="3.473cm" svg:height="0.87cm" draw:z-index="97"><draw:object xlink:href="./Object 93" xlink:type="simple" xlink:show="embed" xlink:actuate="onLoad"/><draw:image xlink:href="./ObjectReplacements/Object 93" xlink:type="simple" xlink:show="embed" xlink:actuate="onLoad"/><svg:desc>formule</svg:desc></draw:frame></text:span><text:span text:style-name="_5f_Caractères"> = </text:span><draw:frame draw:style-name="fr2" draw:name="Objet1281" text:anchor-type="as-char" svg:y="-0.534cm" svg:width="0.63cm" svg:height="0.87cm" draw:z-index="98"><draw:object xlink:href="./Object 94" xlink:type="simple" xlink:show="embed" xlink:actuate="onLoad"/><draw:image xlink:href="./ObjectReplacements/Object 94" xlink:type="simple" xlink:show="embed" xlink:actuate="onLoad"/><svg:desc>formule</svg:desc></draw:frame></text:p>
      <text:p text:style-name="_5f_Paragraphe_5f_Réponse_5f_Elève_5f_Fractions"><text:span text:style-name="_5f_Caractères"><draw:frame draw:style-name="fr2" draw:name="Objet1331" text:anchor-type="as-char" svg:y="-0.534cm" svg:width="5.038cm" svg:height="0.87cm" draw:z-index="99"><draw:object xlink:href="./Object 95" xlink:type="simple" xlink:show="embed" xlink:actuate="onLoad"/><draw:image xlink:href="./ObjectReplacements/Object 95" xlink:type="simple" xlink:show="embed" xlink:actuate="onLoad"/><svg:desc>formule</svg:desc></draw:frame></text:span><text:span text:style-name="_5f_Caractères"> = </text:span><draw:frame draw:style-name="fr2" draw:name="Objet1341" text:anchor-type="as-char" svg:y="-0.534cm" svg:width="0.63cm" svg:height="0.87cm" draw:z-index="100"><draw:object xlink:href="./Object 96" xlink:type="simple" xlink:show="embed" xlink:actuate="onLoad"/><draw:image xlink:href="./ObjectReplacements/Object 96" xlink:type="simple" xlink:show="embed" xlink:actuate="onLoad"/><svg:desc>formule</svg:desc></draw:frame></text:p>
      <text:list xml:id="list63946386470922" text:continue-numbering="true" text:style-name="_5f_Numérotation_20_des_20_exercices">
        <text:list-item>
          <text:h text:style-name="P43" text:outline-level="1"><text:span text:style-name="_5f_Caractères">Simplifie au maximum la fraction suivante (chaque lettre représente un nombre entier) :</text:span></text:h>
        </text:list-item>
      </text:list>
      <text:p text:style-name="_5f_Paragraphe_5f_Réponse_5f_Elève_5f_Fractions"><text:span text:style-name="_5f_Caractères"><draw:frame draw:style-name="fr2" draw:name="Objet115" text:anchor-type="as-char" svg:y="-0.536cm" svg:width="4.974cm" svg:height="0.871cm" draw:z-index="101"><draw:object xlink:href="./Object 97" xlink:type="simple" xlink:show="embed" xlink:actuate="onLoad"/><draw:image xlink:href="./ObjectReplacements/Object 97" xlink:type="simple" xlink:show="embed" xlink:actuate="onLoad"/><svg:desc>formule</svg:desc></draw:frame></text:span><text:span text:style-name="_5f_Caractères"> = </text:span><draw:frame draw:style-name="fr2" draw:name="Objet1210" text:anchor-type="as-char" svg:y="-0.538cm" svg:width="3.327cm" svg:height="0.873cm" draw:z-index="102"><draw:object xlink:href="./Object 98" xlink:type="simple" xlink:show="embed" xlink:actuate="onLoad"/><draw:image xlink:href="./ObjectReplacements/Object 98" xlink:type="simple" xlink:show="embed" xlink:actuate="onLoad"/><svg:desc>formule</svg:desc></draw:frame></text:p>
      <text:list xml:id="list63946928998706" text:continue-numbering="true" text:style-name="_5f_Numérotation_20_des_20_exercices">
        <text:list-item>
          <text:h text:style-name="P43" text:outline-level="1"><text:span text:style-name="_5f_Caractères">Jules doit calculer </text:span><text:span text:style-name="_5f_Caractères"><draw:frame draw:style-name="fr2" draw:name="Objet1310" text:anchor-type="as-char" svg:y="-0.534cm" svg:width="0.517cm" svg:height="0.87cm" draw:z-index="103"><draw:object xlink:href="./Object 99" xlink:type="simple" xlink:show="embed" xlink:actuate="onLoad"/><draw:image xlink:href="./ObjectReplacements/Object 99" xlink:type="simple" xlink:show="embed" xlink:actuate="onLoad"/><svg:desc>formule</svg:desc></draw:frame></text:span><text:span text:style-name="_5f_Caractères"><text:s/>de 12. Indique-lui une méthode très rapide.</text:span></text:h>
        </text:list-item>
      </text:list>
      <text:p text:style-name="_5f_Paragraphe_5f_Réponse_5f_Pointillés_5f_Grisés"><text:span text:style-name="_5f_pointillés_20_gris"><text:tab/></text:span></text:p>
      <text:p text:style-name="_5f_Paragraphe_5f_Réponse_5f_Pointillés_5f_Grisés"><text:span text:style-name="_5f_pointillés_20_gris"><text:tab/></text:span></text:p>
      <text:p text:style-name="_5f_Paragraphe_5f_Réponse_5f_Pointillés_5f_Grisés"><text:span text:style-name="_5f_pointillés_20_gris"><text:tab/></text:span></text:p>
      <text:p text:style-name="_5f_Paragraphe_5f_Réponse_5f_Pointillés_5f_Grisés"><text:span text:style-name="_5f_pointillés_20_gris"><text:tab/></text:span></text:p>
      <text:p text:style-name="_5f_Paragraphe_5f_Réponse_5f_Pointillés_5f_Grisés"><text:span text:style-name="_5f_pointillés_20_gris"><text:tab/></text:span></text:p>
      <text:p text:style-name="_5f_Paragraphe_5f_Réponse_5f_Elève"><text:span text:style-name="_5f_pointillés_20_gris"><text:tab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default-outline-level="6" style:class="text"/>
    <style:style style:name="Frame_20_contents" style:display-name="Frame contents" style:family="paragraph" style:parent-style-name="Text_20_body" style:class="extra"/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Titre_5f_Exercices_5f_sans_5f_Titre" style:display-name="_Titre_Exercices_sans_Titre" style:family="paragraph" style:parent-style-name="_5f_STYLES_5f_PARAGRAPHES_5f_SESAMATH" style:default-outline-level="1" style:list-style-name="_5f_Numérotation_20_des_20_exercices" style:master-page-name="">
      <style:paragraph-properties fo:margin-top="0.3cm" fo:margin-bottom="0.101cm" style:contextual-spacing="false" fo:text-align="start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6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_5f_STYLES_5f_PARAGRAPHES_5f_SESAMATH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STYLES_5f_PARAGRAPHES_5f_SESAMATH" style:list-style-name="List_20_1">
      <style:paragraph-properties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eeeeee"/>
      <style:paragraph-properties fo:margin-left="0cm" fo:margin-right="0cm" fo:margin-top="0cm" fo:margin-bottom="0cm" style:contextual-spacing="false" fo:text-indent="0cm" style:auto-text-indent="false" style:page-number="auto" fo:background-color="#eeeeee" fo:padding="0.049cm" fo:border="0.06pt solid #000000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STYLES_5f_PARAGRAPHES_5f_SESAMATH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STYLES_5f_PARAGRAPHES_5f_SESAMATH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STYLES_5f_PARAGRAPHES_5f_SESAMATH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Réponse_5f_Elève_5f_Fractions_5f_avec_5f_espace_5f_en_5f_dessous" style:display-name="_Paragraphe_Réponse_Elève_Fractions_avec_espace_en_dessous" style:family="paragraph" style:parent-style-name="_5f_Paragraphe_5f_Réponse_5f_Elève_5f_Fractions">
      <style:paragraph-properties fo:margin-top="0.101cm" fo:margin-bottom="0.3cm" style:contextual-spacing="false"/>
    </style:style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Definition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ption_20_characters" style:display-name="Caption characters" style:family="text"/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STYLES_5f_CARACTERES_5f_SESAMATH" style:display-name="_STYLES_CARACTERES_SESAMATH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6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" style:display-name="_Caractères" style:family="text" style:parent-style-name="_5f_STYLES_5f_CARACTERES_5f_SESAMATH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2" fo:font-family="'Times New Roman'" style:font-style-name="Regular" style:font-family-generic="roman" style:font-pitch="variable" fo:font-size="13pt" fo:font-style="italic"/>
    </style:style>
    <style:style style:name="Character_5f_20_5f_style" style:display-name="Character_20_style" style:family="text"/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5cm"/>
      </text:list-level-style-number>
      <text:list-level-style-bullet text:level="3" text:style-name="Character_5f_20_5f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07">
      <number:number number:decimal-places="0" number:min-decimal-places="0" number:min-integer-digits="1"/>
      <number:text>%</number:text>
    </number:percentage-style>
    <number:number-style style:name="N108">
      <number:number number:decimal-places="3" number:min-decimal-places="3" number:min-integer-digits="1"/>
    </number:number-style>
    <number:number-style style:name="N109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2" style:family="paragraph">
      <style:paragraph-properties fo:text-align="center"/>
    </style:style>
    <style:style style:name="MP3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MP4" style:family="paragraph">
      <loext:graphic-properties draw:fill="solid" draw:fill-color="#d7e12c"/>
    </style:style>
    <style:style style:name="MP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6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7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8" style:family="paragraph" style:parent-style-name="_5f_Header_20_G_20_page_20_impaire_20__28_D_29_">
      <style:text-properties officeooo:rsid="00fc60e2" officeooo:paragraph-rsid="00fc60e2"/>
    </style:style>
    <style:style style:name="MP9" style:family="paragraph">
      <loext:graphic-properties draw:fill="solid" draw:fill-color="#1ca2b8"/>
    </style:style>
    <style:style style:name="MP10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MP11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1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3" style:family="paragraph" style:parent-style-name="_5f_Footer_20_page_20_paire_20__28_G_29_">
      <style:text-properties officeooo:paragraph-rsid="01336347"/>
    </style:style>
    <style:style style:name="MP14" style:family="paragraph" style:parent-style-name="_5f_Header_20_D_20_page_20_impaire_20__28_D_29_">
      <style:text-properties officeooo:rsid="0101821f" officeooo:paragraph-rsid="0101821f"/>
    </style:style>
    <style:style style:name="MP15" style:family="paragraph">
      <loext:graphic-properties draw:fill="solid" draw:fill-color="#9d0f89"/>
    </style:style>
    <style:style style:name="MP16" style:family="paragraph" style:parent-style-name="_5f_Header_20_D_20_page_20_paire_20__28_G_29_">
      <style:text-properties officeooo:rsid="0101821f" officeooo:paragraph-rsid="0101821f"/>
    </style:style>
    <style:style style:name="MP17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1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9" style:family="paragraph" style:parent-style-name="_5f_Footer_20_page_20_paire_20__28_G_29_">
      <style:text-properties officeooo:paragraph-rsid="01397109"/>
    </style:style>
    <style:style style:name="MP20" style:family="paragraph" style:parent-style-name="_5f_Header_20_M_20_page_20_impaire_20__28_D_29_">
      <style:text-properties officeooo:rsid="01035d0f" officeooo:paragraph-rsid="01035d0f"/>
    </style:style>
    <style:style style:name="MP21" style:family="paragraph">
      <loext:graphic-properties draw:fill="solid" draw:fill-color="#7fb241"/>
    </style:style>
    <style:style style:name="MP22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23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4" style:family="paragraph" style:parent-style-name="_5f_Footer_20_page_20_paire_20__28_G_29_">
      <style:text-properties officeooo:paragraph-rsid="013b50d8"/>
    </style:style>
    <style:style style:name="MP25" style:family="paragraph" style:parent-style-name="_5f_Header_20_P_20_page_20_paire_20__28_G_29_">
      <style:text-properties officeooo:rsid="0107aa33" officeooo:paragraph-rsid="0107aa33"/>
    </style:style>
    <style:style style:name="MP26" style:family="paragraph">
      <loext:graphic-properties draw:fill="solid" draw:fill-color="#d62e4e"/>
    </style:style>
    <style:style style:name="MP27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MP28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_5f_Footer_20_page_20_paire_20__28_G_29_">
      <style:text-properties officeooo:paragraph-rsid="013c280e"/>
    </style:style>
    <style:style style:name="MP30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MP31" style:family="paragraph">
      <loext:graphic-properties draw:fill="solid" draw:fill-color="#f99e06"/>
    </style:style>
    <style:style style:name="MP32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MP33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4" style:family="paragraph" style:parent-style-name="_5f_Footer_20_page_20_paire_20__28_G_29_">
      <style:text-properties officeooo:paragraph-rsid="0142af40"/>
    </style:style>
    <style:style style:name="MP35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MP36" style:family="paragraph" style:parent-style-name="_5f_Header_20_P_20_page_20_paire_20__28_G_29_">
      <style:text-properties officeooo:rsid="0106b7af" officeooo:paragraph-rsid="0106b7af"/>
    </style:style>
    <style:style style:name="MP37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MP38" style:family="paragraph" style:parent-style-name="_5f_Header_20_M_20_page_20_impaire_20__28_D_29_">
      <style:text-properties officeooo:rsid="0101a5c8" officeooo:paragraph-rsid="0101a5c8"/>
    </style:style>
    <style:style style:name="MP39" style:family="paragraph" style:parent-style-name="_5f_Header_20_M_20_page_20_paire_20__28_G_29_">
      <style:text-properties officeooo:rsid="0101a5c8" officeooo:paragraph-rsid="0101a5c8"/>
    </style:style>
    <style:style style:name="MP40" style:family="paragraph" style:parent-style-name="_5f_Header_20_D_20_page_20_impaire_20__28_D_29_">
      <style:text-properties officeooo:rsid="00fe4814" officeooo:paragraph-rsid="00fe4814"/>
    </style:style>
    <style:style style:name="MP41" style:family="paragraph" style:parent-style-name="_5f_Header_20_D_20_page_20_paire_20__28_G_29_">
      <style:text-properties officeooo:paragraph-rsid="00fe4814"/>
    </style:style>
    <style:style style:name="MP42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43" style:family="paragraph" style:parent-style-name="_5f_Footer_20_page_20_paire_20__28_G_29_">
      <style:text-properties officeooo:paragraph-rsid="0135ac9e"/>
    </style:style>
    <style:style style:name="MP44" style:family="paragraph" style:parent-style-name="_5f_Header_20_N_20_page_20_paire_20__28_G_29_">
      <style:text-properties officeooo:rsid="00f84d06" officeooo:paragraph-rsid="00f84d06"/>
    </style:style>
    <style:style style:name="MP45" style:family="paragraph" style:parent-style-name="_5f_Header_20_N_20_page_20_impaire_20__28_D_29_">
      <style:text-properties officeooo:rsid="010462d7" officeooo:paragraph-rsid="010462d7"/>
    </style:style>
    <style:style style:name="MP46" style:family="paragraph" style:parent-style-name="_5f_Footer_20_page_20_impaire_20__28_D_29_">
      <style:text-properties officeooo:paragraph-rsid="01316a8b"/>
    </style:style>
    <style:style style:name="MP47" style:family="paragraph" style:parent-style-name="_5f_Footer_20_page_20_paire_20__28_G_29_">
      <style:text-properties officeooo:paragraph-rsid="01316a8b"/>
    </style:style>
    <style:style style:name="MP48" style:family="paragraph" style:parent-style-name="_5f_Header_20_G_20_page_20_paire_20__28_G_29_">
      <style:text-properties officeooo:rsid="00fbc68f" officeooo:paragraph-rsid="00fbc68f"/>
    </style:style>
    <style:style style:name="MP49" style:family="paragraph" style:parent-style-name="_5f_Header_20_G_20_page_20_paire_20__28_G_29_">
      <style:text-properties officeooo:rsid="00ff3616" officeooo:paragraph-rsid="00ff3616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/>
    <style:style style:name="MT3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4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T5" style:family="text">
      <style:text-properties fo:font-variant="small-caps" fo:color="#7fb241" loext:opacity="100%" style:font-name="Bitstream Vera Sans6" fo:font-size="16pt" fo:font-weight="bold" officeooo:rsid="0021cde5"/>
    </style:style>
    <style:style style:name="MT6" style:family="text">
      <style:text-properties fo:font-variant="small-caps" fo:color="#7fb241" loext:opacity="100%" style:font-name="Bitstream Vera Sans6" fo:font-size="16pt" fo:font-weight="bold"/>
    </style:style>
    <style:style style:name="MT7" style:family="text">
      <style:text-properties fo:font-variant="small-caps" fo:color="#7fb241" loext:opacity="100%" style:font-name="Bitstream Vera Sans6" fo:font-size="16pt" fo:font-weight="bold" officeooo:rsid="02768590"/>
    </style:style>
    <style:style style:name="MT8" style:family="text">
      <style:text-properties fo:font-size="16pt" officeooo:rsid="00fe4814" style:font-size-asian="16pt" style:font-size-complex="16pt"/>
    </style:style>
    <style:style style:name="MT9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10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draw:fill="solid" draw:fill-color="#d7e12c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6" style:family="graphic">
      <style:graphic-properties draw:stroke="none" draw:fill="solid" draw:fill-color="#1ca2b8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draw:stroke="none" draw:fill="solid" draw:fill-color="#9d0f89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2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5" style:family="graphic">
      <style:graphic-properties draw:stroke="none" draw:fill="solid" draw:fill-color="#d62e4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8" style:family="graphic">
      <style:graphic-properties draw:stroke="none" draw:fill="solid" draw:fill-color="#f99e06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9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21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Landscape" style:page-layout-name="Mpm2" draw:style-name="Mdp2"/>
    <style:master-page style:name="SERIE_5f_NUMERIQUE_5f_CLR_5f_d7e12c_5f_2COL" style:display-name="SERIE_NUMERIQUE_CLR_d7e12c_2COL" style:page-layout-name="Mpm3" draw:style-name="Mdp1">
      <style:header>
        <text:p text:style-name="MP1"><draw:frame text:anchor-type="paragraph" draw:z-index="42" draw:name="Num_Serie_Impair_Numerique_2col" draw:style-name="Mgr1" draw:text-style-name="MP3" svg:width="2.703cm" svg:height="0.715cm" draw:transform="rotate (0.0872664625997165) translate (-0.172861111111111cm 0.218722222222222cm)"><draw:text-box><text:p text:style-name="MP2"><text:span text:style-name="MT1">Série 3</text:span></text:p></draw:text-box></draw:frame><draw:line text:anchor-type="paragraph" draw:z-index="46" draw:name="Ligne_Entete_Impair_Numerique_2col" draw:style-name="Mgr2" draw:text-style-name="MP2" svg:x1="16.023cm" svg:y1="0.36cm" svg:x2="20.496cm" svg:y2="0.36cm"><text:p/></draw:line><draw:line text:anchor-type="paragraph" draw:z-index="43" draw:name="Ligne_Verticale_Impair_Numerique_2col" draw:style-name="Mgr2" draw:text-style-name="MP2" svg:x1="9.477cm" svg:y1="2.007cm" svg:x2="9.477cm" svg:y2="27.044cm"><text:p/></draw:line>Simplification de fractions</text:p>
      </style:header>
      <style:header-left>
        <text:p text:style-name="MP1"><draw:path text:anchor-type="paragraph" draw:z-index="19" draw:name="Fond_Num_Serie_Pair_Numerique_2col" draw:style-name="Mgr3" draw:text-style-name="MP4" svg:width="4.329cm" svg:height="2.24cm" svg:x="-1.499cm" svg:y="-1cm" svg:viewBox="0 0 4330 2241" svg:d="M0 2241l3984-288c209-15 363-168 345-342l-170-1611h-4159z"><text:p/></draw:path><draw:g text:anchor-type="paragraph" draw:z-index="20" draw:name="Fond_Num_Page_Pair_Numerique_2col" draw:style-name="Mgr4"><draw:path draw:style-name="Mgr5" draw:text-style-name="MP5" svg:width="0.855cm" svg:height="1.172cm" svg:x="-0.272cm" svg:y="27.525cm" svg:viewBox="0 0 856 1173" svg:d="M856 1173h-856v-991c0-100 79-182 175-182h505c97 0 176 82 176 182z"><text:p/></draw:path></draw:g><draw:frame text:anchor-type="paragraph" draw:z-index="49" draw:name="Num_Serie_Pair_Numerique_2col" draw:style-name="Mgr1" draw:text-style-name="MP3" svg:width="2.703cm" svg:height="0.715cm" draw:transform="rotate (0.0872664625997165) translate (-0.172861111111111cm 0.218722222222222cm)"><draw:text-box><text:p text:style-name="MP2"><text:span text:style-name="MT1">Série 3</text:span></text:p></draw:text-box></draw:frame><draw:line text:anchor-type="paragraph" draw:z-index="47" draw:name="Ligne_Entete_Pair_Numerique_2col" draw:style-name="Mgr2" draw:text-style-name="MP2" svg:x1="16.023cm" svg:y1="0.36cm" svg:x2="20.496cm" svg:y2="0.36cm"><text:p/></draw:line><draw:line text:anchor-type="paragraph" draw:z-index="48" draw:name="Ligne_Verticale_Pair_Numerique_2col" draw:style-name="Mgr2" draw:text-style-name="MP2" svg:x1="9.477cm" svg:y1="2.007cm" svg:x2="9.477cm" svg:y2="27.044cm"><text:p/></draw:line>Simplification de fractions</text:p>
      </style:header-left>
      <style:footer>
        <text:h text:style-name="_5f_Footer_20_page_20_impaire_20__28_D_29_" text:outline-level="1" text:is-list-header="true"><draw:frame draw:style-name="Mfr1" draw:name="Cadre_Pied_Impair_Numerique_2col" text:anchor-type="paragraph" svg:x="12.666cm" svg:y="-0.088cm" draw:z-index="44"><draw:text-box fo:min-height="0.499cm" fo:min-width="5.126cm"><text:h text:style-name="MP6" text:outline-level="1"/></draw:text-box></draw:frame><text:s text:c="2"/></text:h>
      </style:footer>
      <style:footer-left>
        <text:h text:style-name="_5f_Footer_20_page_20_paire_20__28_G_29_" text:outline-level="1"><draw:frame draw:style-name="Mfr1" draw:name="Cadre_Pied_Pair_Numerique_2col" text:anchor-type="paragraph" svg:x="1.337cm" svg:y="-0.145cm" draw:z-index="0"><draw:text-box fo:min-height="0.52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Endnote" style:page-layout-name="Mpm4" draw:style-name="Mdp2"/>
    <style:master-page style:name="HTML" style:page-layout-name="Mpm5" draw:style-name="Mdp2"/>
    <style:master-page style:name="Right_20_Page" style:display-name="Right Page" style:page-layout-name="Mpm6" draw:style-name="Mdp2"/>
    <style:master-page style:name="Left_20_Page" style:display-name="Left Page" style:page-layout-name="Mpm7" draw:style-name="Mdp2" style:next-style-name="Right_20_Page"/>
    <style:master-page style:name="First_20_Page" style:display-name="First Page" style:page-layout-name="Mpm8" draw:style-name="Mdp2" style:next-style-name="Standard"/>
    <style:master-page style:name="Envelope" style:page-layout-name="Mpm9" draw:style-name="Mdp2"/>
    <style:master-page style:name="Index" style:page-layout-name="Mpm8" draw:style-name="Mdp2"/>
    <style:master-page style:name="Footnote" style:page-layout-name="Mpm10" draw:style-name="Mdp2"/>
    <style:master-page style:name="SERIE_5f_GEOMETRIE_5f_CLR_5f_1ca2b8_5f_2COL" style:display-name="SERIE_GEOMETRIE_CLR_1ca2b8_2COL" style:page-layout-name="Mpm3" draw:style-name="Mdp1">
      <style:header>
        <text:p text:style-name="MP8"><draw:path text:anchor-type="paragraph" draw:z-index="58" draw:name="Fond_Num_Serie_Im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60" draw:name="Num_Serie_Impair_Geometrique_2col" draw:style-name="Mgr1" draw:text-style-name="MP3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130" draw:name="Ligne_Entete_Impair_Geometrie_2col" draw:style-name="Mgr7" draw:text-style-name="MP2" svg:x1="16.023cm" svg:y1="0.36cm" svg:x2="20.496cm" svg:y2="0.36cm"><text:p/></draw:line><text:span text:style-name="MT3">À </text:span><text:span text:style-name="MT4">compléter</text:span></text:p>
      </style:header>
      <style:header-left>
        <text:p text:style-name="MP10"><draw:path text:anchor-type="paragraph" draw:z-index="59" draw:name="Fond_Num_Serie_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61" draw:name="Num_Serie_Pair_Geometrique_2col" draw:style-name="Mgr1" draw:text-style-name="MP3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131" draw:name="Ligne_Entete_Pair_Geometrie_2col" draw:style-name="Mgr7" draw:text-style-name="MP2" svg:x1="16.023cm" svg:y1="0.36cm" svg:x2="20.496cm" svg:y2="0.36cm"><text:p/></draw:line><text:span text:style-name="MT3">À </text:span><text:span text:style-name="MT4">compléter</text:span></text:p>
      </style:header-left>
      <style:footer>
        <text:h text:style-name="MP11" text:outline-level="1"><draw:g text:anchor-type="paragraph" draw:z-index="3" draw:name="Fond_Num_Page_Impair_Geometrie_2col" draw:style-name="Mgr4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e_2col" text:anchor-type="paragraph" svg:x="12.587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4" draw:name="Fond_Num_Page_Pair_Geometrie_2col" draw:style-name="Mgr4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e_2col" text:anchor-type="paragraph" svg:x="1.231cm" svg:y="-0.021cm" draw:z-index="0"><draw:text-box fo:min-height="0.425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CLR_5f_9d0f89_5f_2COL" style:display-name="SERIE_GESTION_DE_DONNEES_CLR_9d0f89_2COL" style:page-layout-name="Mpm3" draw:style-name="Mdp1">
      <style:header>
        <text:p text:style-name="MP14"><draw:path text:anchor-type="paragraph" draw:z-index="66" draw:name="Fond_Num_Serie_Impair_Donnees_2col" draw:style-name="Mgr9" draw:text-style-name="MP15" svg:width="4.329cm" svg:height="2.24cm" svg:x="-1.499cm" svg:y="-1cm" svg:viewBox="0 0 4330 2241" svg:d="M0 2241l3984-288c209-15 363-168 345-342l-170-1611h-4159z"><text:p/></draw:path><draw:frame text:anchor-type="paragraph" draw:z-index="67" draw:name="Num_Serie_Impair_Donnees_2col" draw:style-name="Mgr1" draw:text-style-name="MP3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134" draw:name="Ligne_Entete_Impair_Donnees_2col" draw:style-name="Mgr10" draw:text-style-name="MP2" svg:x1="16.023cm" svg:y1="0.36cm" svg:x2="20.496cm" svg:y2="0.36cm"><text:p/></draw:line>À compléter</text:p>
      </style:header>
      <style:header-left>
        <text:p text:style-name="MP16"><draw:path text:anchor-type="paragraph" draw:z-index="45" draw:name="Fond_Num_Serie_Pair_Donnees_2col" draw:style-name="Mgr9" draw:text-style-name="MP15" svg:width="4.329cm" svg:height="2.24cm" svg:x="-1.499cm" svg:y="-1cm" svg:viewBox="0 0 4330 2241" svg:d="M0 2241l3984-288c209-15 363-168 345-342l-170-1611h-4159z"><text:p/></draw:path><draw:frame text:anchor-type="paragraph" draw:z-index="68" draw:name="Num_Serie_Pair_Donnees_2col" draw:style-name="Mgr1" draw:text-style-name="MP3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135" draw:name="Ligne_Entete_Pair_Donnees_2col" draw:style-name="Mgr10" draw:text-style-name="MP2" svg:x1="16.023cm" svg:y1="0.36cm" svg:x2="20.496cm" svg:y2="0.36cm"><text:p/></draw:line>À compléter</text:p>
      </style:header-left>
      <style:footer>
        <text:h text:style-name="MP17" text:outline-level="1"><draw:g text:anchor-type="paragraph" draw:z-index="6" draw:name="Fond_Num_Page_Impair_Donnees_2col" draw:style-name="Mgr4"><draw:path draw:style-name="Mgr11" draw:text-style-name="MP18" svg:width="0.855cm" svg:height="1.172cm" svg:x="18.459cm" svg:y="27.525cm" svg:viewBox="0 0 856 1173" svg:d="M856 1173h-856v-991c0-100 79-182 175-182h505c97 0 176 82 176 182z"><text:p/></draw:path></draw:g><draw:frame draw:style-name="Mfr1" draw:name="Cadre_Pied_Impair_Donnees_2col" text:anchor-type="paragraph" svg:x="12.428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9" text:outline-level="1"><draw:g text:anchor-type="paragraph" draw:z-index="5" draw:name="Fond_Num_Page_Pair_Donnees_2col" draw:style-name="Mgr4"><draw:path draw:style-name="Mgr11" draw:text-style-name="MP18" svg:width="0.855cm" svg:height="1.172cm" svg:x="-0.272cm" svg:y="27.525cm" svg:viewBox="0 0 856 1173" svg:d="M856 1173h-856v-991c0-100 79-182 175-182h505c97 0 176 82 176 182z"><text:p/></draw:path></draw:g><draw:frame draw:style-name="Mfr1" draw:name="Cadre_Pied_Pair_Donnees_2col" text:anchor-type="paragraph" svg:x="1.178cm" svg:y="-0.145cm" draw:z-index="0"><draw:text-box fo:min-height="0.536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CLR_5f_7fb241_5f_2COL" style:display-name="SERIE_MESURES_CLR_7fb241_2COL" style:page-layout-name="Mpm3" draw:style-name="Mdp1">
      <style:header>
        <text:p text:style-name="MP20"><draw:path text:anchor-type="paragraph" draw:z-index="138" draw:name="Fond_Num_Serie_Impair_Mesures_2col" draw:style-name="Mgr12" draw:text-style-name="MP21" svg:width="4.329cm" svg:height="2.24cm" svg:x="-1.499cm" svg:y="-1cm" svg:viewBox="0 0 4330 2241" svg:d="M0 2241l3984-288c209-15 363-168 345-342l-170-1611h-4159z"><text:p/></draw:path><draw:frame text:anchor-type="paragraph" draw:z-index="142" draw:name="Num_Serie_Impair_Mesures_2col" draw:style-name="Mgr1" draw:text-style-name="MP3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24" draw:name="Ligne_Entete_Impair_Mesures_2col" draw:style-name="Mgr13" draw:text-style-name="MP2" svg:x1="16.023cm" svg:y1="0.36cm" svg:x2="20.496cm" svg:y2="0.36cm"><text:p/></draw:line><text:span text:style-name="MT5">À </text:span><text:span text:style-name="MT6">compléter</text:span></text:p>
      </style:header>
      <style:header-left>
        <text:p text:style-name="MP20"><draw:path text:anchor-type="paragraph" draw:z-index="139" draw:name="Fond_Num_Serie_Pair_Mesures_2col" draw:style-name="Mgr12" draw:text-style-name="MP21" svg:width="4.329cm" svg:height="2.24cm" svg:x="-1.499cm" svg:y="-1cm" svg:viewBox="0 0 4330 2241" svg:d="M0 2241l3984-288c209-15 363-168 345-342l-170-1611h-4159z"><text:p/></draw:path><draw:frame text:anchor-type="paragraph" draw:z-index="143" draw:name="Num_Serie_Pair_Mesures_2col" draw:style-name="Mgr1" draw:text-style-name="MP3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25" draw:name="Ligne_Entete_Pair_Mesures_2col" draw:style-name="Mgr13" draw:text-style-name="MP2" svg:x1="16.023cm" svg:y1="0.36cm" svg:x2="20.496cm" svg:y2="0.36cm"><text:p/></draw:line><text:span text:style-name="MT7">À </text:span><text:span text:style-name="MT6">compléter</text:span></text:p>
      </style:header-left>
      <style:footer>
        <text:h text:style-name="MP22" text:outline-level="1"><draw:g text:anchor-type="paragraph" draw:z-index="9" draw:name="Fond_Num_Page_Impair_Mesures_2col" draw:style-name="Mgr4"><draw:path draw:style-name="Mgr14" draw:text-style-name="MP23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2col" text:anchor-type="paragraph" svg:x="12.428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4" text:outline-level="1"><draw:g text:anchor-type="paragraph" draw:z-index="10" draw:name="Fond_Num_Page_Pair_Mesures_2col" draw:style-name="Mgr4"><draw:path draw:style-name="Mgr14" draw:text-style-name="MP23" svg:width="0.855cm" svg:height="1.172cm" svg:x="-0.272cm" svg:y="27.525cm" svg:viewBox="0 0 856 1173" svg:d="M856 1173h-856v-991c0-100 79-182 175-182h505c97 0 176 82 176 182z"><text:p/></draw:path></draw:g><draw:frame draw:style-name="Mfr1" draw:name="Cadre_Pied_Pair_Mesures_2col" text:anchor-type="paragraph" svg:x="1.178cm" svg:y="-0.145cm" draw:z-index="0"><draw:text-box fo:min-height="0.536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CLR_5f_d62e4e_5f_2COL" style:display-name="SERIE_PROBLEMES_CLR_d62e4e_2COL" style:page-layout-name="Mpm3" draw:style-name="Mdp1">
      <style:header>
        <text:p text:style-name="MP25"><draw:path text:anchor-type="paragraph" draw:z-index="146" draw:name="Fond_Num_Serie_Impair_Problemes_2col" draw:style-name="Mgr15" draw:text-style-name="MP26" svg:width="4.329cm" svg:height="2.24cm" svg:x="-1.499cm" svg:y="-1cm" svg:viewBox="0 0 4330 2241" svg:d="M0 2241l3984-288c209-15 363-168 345-342l-170-1611h-4159z"><text:p/></draw:path><draw:frame text:anchor-type="paragraph" draw:z-index="127" draw:name="Num_Serie_Impair_Problemes_2col" draw:style-name="Mgr1" draw:text-style-name="MP3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28" draw:name="Ligne_Entete_Impair_Problemes_2col" draw:style-name="Mgr16" draw:text-style-name="MP2" svg:x1="16.023cm" svg:y1="0.36cm" svg:x2="20.496cm" svg:y2="0.36cm"><text:p/></draw:line>À compléter</text:p>
      </style:header>
      <style:header-left>
        <text:p text:style-name="MP25"><draw:path text:anchor-type="paragraph" draw:z-index="147" draw:name="Fond_Num_Serie_Pair_Problemes_2col" draw:style-name="Mgr15" draw:text-style-name="MP26" svg:width="4.329cm" svg:height="2.24cm" svg:x="-1.499cm" svg:y="-1cm" svg:viewBox="0 0 4330 2241" svg:d="M0 2241l3984-288c209-15 363-168 345-342l-170-1611h-4159z"><text:p/></draw:path><draw:frame text:anchor-type="paragraph" draw:z-index="128" draw:name="Num_Serie_Pair_Problemes_2col" draw:style-name="Mgr1" draw:text-style-name="MP3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29" draw:name="Ligne_Entete_Pair_Problemes_2col 1" draw:style-name="Mgr16" draw:text-style-name="MP2" svg:x1="16.023cm" svg:y1="0.36cm" svg:x2="20.496cm" svg:y2="0.36cm"><text:p/></draw:line>À compléter</text:p>
      </style:header-left>
      <style:footer>
        <text:h text:style-name="MP27" text:outline-level="1"><draw:g text:anchor-type="paragraph" draw:z-index="13" draw:name="Fond_Num_Page_Impair_Problemes_2col" draw:style-name="Mgr4"><draw:path draw:style-name="Mgr17" draw:text-style-name="MP28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2col" text:anchor-type="paragraph" svg:x="12.428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9" text:outline-level="1"><draw:g text:anchor-type="paragraph" draw:z-index="14" draw:name="Fond_Num_Page_Pair_Problemes_2col" draw:style-name="Mgr4"><draw:path draw:style-name="Mgr17" draw:text-style-name="MP28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2col" text:anchor-type="paragraph" svg:x="1.178cm" svg:y="-0.145cm" draw:z-index="0"><draw:text-box fo:min-height="0.536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CLR_5f_f99e06_5f_2COL" style:display-name="SERIE_PROGRAMMATION_CLR_f99e06_2COL" style:page-layout-name="Mpm11" draw:style-name="Mdp2">
      <style:header>
        <text:p text:style-name="MP30"><draw:path text:anchor-type="paragraph" draw:z-index="36" draw:name="Fond_Num_Serie_Impair_Programmation_2col" draw:style-name="Mgr18" draw:text-style-name="MP31" svg:width="4.329cm" svg:height="2.24cm" svg:x="-1.499cm" svg:y="-1cm" svg:viewBox="0 0 4330 2241" svg:d="M0 2241l3984-288c209-15 363-168 345-342l-170-1611h-4159z"><text:p/></draw:path><draw:line text:anchor-type="paragraph" draw:z-index="32" draw:name="Ligne_Entete_Impair_Programmation_2col" draw:style-name="Mgr19" draw:text-style-name="MP2" svg:x1="16.023cm" svg:y1="0.36cm" svg:x2="20.496cm" svg:y2="0.36cm"><text:p/></draw:line><draw:frame text:anchor-type="paragraph" draw:z-index="40" draw:name="Num_Serie_Impair_Programmation_2col" draw:style-name="Mgr1" draw:text-style-name="MP3" svg:width="2.703cm" svg:height="0.715cm" draw:transform="rotate (0.0872664625997165) translate (-0.172861111111111cm 0.218722222222222cm)"><draw:text-box><text:p text:style-name="MP2"><text:span text:style-name="MT1">Série </text:span></text:p></draw:text-box></draw:frame>À compléter</text:p>
      </style:header>
      <style:header-left>
        <text:p text:style-name="MP30"><draw:path text:anchor-type="paragraph" draw:z-index="37" draw:name="Fond_Num_Serie_Pair_Programmation_2col" draw:style-name="Mgr18" draw:text-style-name="MP31" svg:width="4.329cm" svg:height="2.24cm" svg:x="-1.499cm" svg:y="-1cm" svg:viewBox="0 0 4330 2241" svg:d="M0 2241l3984-288c209-15 363-168 345-342l-170-1611h-4159z"><text:p/></draw:path><draw:line text:anchor-type="paragraph" draw:z-index="33" draw:name="Ligne_Entete_Pair_Programmation_2col" draw:style-name="Mgr19" draw:text-style-name="MP2" svg:x1="16.023cm" svg:y1="0.36cm" svg:x2="20.496cm" svg:y2="0.36cm"><text:p/></draw:line><draw:frame text:anchor-type="paragraph" draw:z-index="41" draw:name="Num_Serie_Pair_Programmation_2col" draw:style-name="Mgr1" draw:text-style-name="MP3" svg:width="2.703cm" svg:height="0.715cm" draw:transform="rotate (0.0872664625997165) translate (-0.172861111111111cm 0.218722222222222cm)"><draw:text-box><text:p text:style-name="MP2"><text:span text:style-name="MT1">Série </text:span></text:p></draw:text-box></draw:frame>À compléter</text:p>
      </style:header-left>
      <style:footer>
        <text:h text:style-name="MP32" text:outline-level="1"><draw:g text:anchor-type="paragraph" draw:z-index="17" draw:name="Fond_Num_Page_Impair_Programmation_2col" draw:style-name="Mgr4"><draw:path draw:style-name="Mgr20" draw:text-style-name="MP33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2col" text:anchor-type="paragraph" svg:x="12.428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4" text:outline-level="1"><draw:g text:anchor-type="paragraph" draw:z-index="18" draw:name="Fond_Num_Page_Pair_Programmation_2col" draw:style-name="Mgr4"><draw:path draw:style-name="Mgr20" draw:text-style-name="MP33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2col" text:anchor-type="paragraph" svg:x="1.178cm" svg:y="-0.145cm" draw:z-index="0"><draw:text-box fo:min-height="0.536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1COL" style:display-name="SERIE_PROGRAMMATION_1COL" style:page-layout-name="Mpm12" draw:style-name="Mdp2">
      <style:header>
        <text:p text:style-name="MP35"><draw:path text:anchor-type="paragraph" draw:z-index="34" draw:name="Fond_Num_Serie_Impair_Programmation_1col" draw:style-name="Mgr18" draw:text-style-name="MP31" svg:width="4.329cm" svg:height="2.24cm" svg:x="-1.499cm" svg:y="-1cm" svg:viewBox="0 0 4330 2241" svg:d="M0 2241l3984-288c209-15 363-168 345-342l-170-1611h-4159z"><text:p/></draw:path><draw:line text:anchor-type="paragraph" draw:z-index="30" draw:name="Ligne_Entete_Impair_Programmation_1col" draw:style-name="Mgr19" draw:text-style-name="MP2" svg:x1="16.023cm" svg:y1="0.36cm" svg:x2="20.496cm" svg:y2="0.36cm"><text:p/></draw:line><draw:frame text:anchor-type="paragraph" draw:z-index="38" draw:name="Num_Serie_Impair_Programmatiob_1col" draw:style-name="Mgr1" draw:text-style-name="MP3" svg:width="2.703cm" svg:height="0.715cm" draw:transform="rotate (0.0872664625997165) translate (-0.172861111111111cm 0.218722222222222cm)"><draw:text-box><text:p text:style-name="MP2"><text:span text:style-name="MT1">Série </text:span></text:p></draw:text-box></draw:frame>À compléter</text:p>
      </style:header>
      <style:header-left>
        <text:p text:style-name="MP35"><draw:path text:anchor-type="paragraph" draw:z-index="35" draw:name="Fond_Num_Serie_Pair_Programmation_1col" draw:style-name="Mgr18" draw:text-style-name="MP31" svg:width="4.329cm" svg:height="2.24cm" svg:x="-1.499cm" svg:y="-1cm" svg:viewBox="0 0 4330 2241" svg:d="M0 2241l3984-288c209-15 363-168 345-342l-170-1611h-4159z"><text:p/></draw:path><draw:line text:anchor-type="paragraph" draw:z-index="31" draw:name="Ligne_Entete_Pair_Programmation_1col" draw:style-name="Mgr19" draw:text-style-name="MP2" svg:x1="16.023cm" svg:y1="0.36cm" svg:x2="20.496cm" svg:y2="0.36cm"><text:p/></draw:line><draw:frame text:anchor-type="paragraph" draw:z-index="39" draw:name="Num_Serie_Pair_Programmation_1col" draw:style-name="Mgr1" draw:text-style-name="MP3" svg:width="2.703cm" svg:height="0.715cm" draw:transform="rotate (0.0872664625997165) translate (-0.172861111111111cm 0.218722222222222cm)"><draw:text-box><text:p text:style-name="MP2"><text:span text:style-name="MT1">Série </text:span></text:p></draw:text-box></draw:frame>À compléter</text:p>
      </style:header-left>
      <style:footer>
        <text:h text:style-name="MP32" text:outline-level="1"><draw:g text:anchor-type="paragraph" draw:z-index="15" draw:name="Fond_Num_Page_Impair_Programmation_1col" draw:style-name="Mgr4"><draw:path draw:style-name="Mgr20" draw:text-style-name="MP33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1col" text:anchor-type="paragraph" svg:x="12.428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4" text:outline-level="1"><draw:g text:anchor-type="paragraph" draw:z-index="16" draw:name="Fond_Num_Page_Pair_Programmation_1col" draw:style-name="Mgr4"><draw:path draw:style-name="Mgr20" draw:text-style-name="MP33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1col" text:anchor-type="paragraph" svg:x="1.178cm" svg:y="-0.145cm" draw:z-index="0"><draw:text-box fo:min-height="0.536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1COL" style:display-name="SERIE_PROBLEMES_1COL" style:page-layout-name="Mpm13" draw:style-name="Mdp1">
      <style:header>
        <text:p text:style-name="_5f_Header_20_P_20_page_20_impaire_20__28_D_29_"><draw:path text:anchor-type="paragraph" draw:z-index="144" draw:name="Fond_Num_Serie_Impair_Problemes_1col" draw:style-name="Mgr15" draw:text-style-name="MP26" svg:width="4.329cm" svg:height="2.24cm" svg:x="-1.499cm" svg:y="-1cm" svg:viewBox="0 0 4330 2241" svg:d="M0 2241l3984-288c209-15 363-168 345-342l-170-1611h-4159z"><text:p/></draw:path><draw:frame text:anchor-type="paragraph" draw:z-index="148" draw:name="Num_Serie_Impair_Problemes_1col" draw:style-name="Mgr1" draw:text-style-name="MP3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26" draw:name="Ligne_Entete_Impair_Problemes_1col" draw:style-name="Mgr16" draw:text-style-name="MP2" svg:x1="16.023cm" svg:y1="0.36cm" svg:x2="20.496cm" svg:y2="0.36cm"><text:p/></draw:line>À compléter</text:p>
      </style:header>
      <style:header-left>
        <text:p text:style-name="MP36"><draw:path text:anchor-type="paragraph" draw:z-index="145" draw:name="Fond_Num_Serie_Pair_Problemes_1col" draw:style-name="Mgr15" draw:text-style-name="MP26" svg:width="4.329cm" svg:height="2.24cm" svg:x="-1.499cm" svg:y="-1cm" svg:viewBox="0 0 4330 2241" svg:d="M0 2241l3984-288c209-15 363-168 345-342l-170-1611h-4159z"><text:p/></draw:path><draw:frame text:anchor-type="paragraph" draw:z-index="126" draw:name="Num_Serie_Pair_Problemes_1col" draw:style-name="Mgr1" draw:text-style-name="MP3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27" draw:name="Ligne_Entete_Pair_Problemes_1col" draw:style-name="Mgr16" draw:text-style-name="MP2" svg:x1="16.023cm" svg:y1="0.36cm" svg:x2="20.496cm" svg:y2="0.36cm"><text:p/></draw:line>À compléter</text:p>
      </style:header-left>
      <style:footer>
        <text:h text:style-name="MP37" text:outline-level="1"><draw:g text:anchor-type="paragraph" draw:z-index="11" draw:name="Fond_Num_Page_Impair_Problemes_1col" draw:style-name="Mgr4"><draw:path draw:style-name="Mgr17" draw:text-style-name="MP28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1col" text:anchor-type="paragraph" svg:x="12.428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9" text:outline-level="1"><draw:g text:anchor-type="paragraph" draw:z-index="12" draw:name="Fond_Num_Page_Pair_Problemes_1col" draw:style-name="Mgr4"><draw:path draw:style-name="Mgr17" draw:text-style-name="MP28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1col" text:anchor-type="paragraph" svg:x="1.178cm" svg:y="-0.145cm" draw:z-index="0"><draw:text-box fo:min-height="0.536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3" draw:style-name="Mdp1">
      <style:header>
        <text:p text:style-name="MP38"><draw:path text:anchor-type="paragraph" draw:z-index="136" draw:name="Fond_Num_Serie_Impair_Mesures_1col" draw:style-name="Mgr12" draw:text-style-name="MP21" svg:width="4.329cm" svg:height="2.24cm" svg:x="-1.499cm" svg:y="-1cm" svg:viewBox="0 0 4330 2241" svg:d="M0 2241l3984-288c209-15 363-168 345-342l-170-1611h-4159z"><text:p/></draw:path><draw:frame text:anchor-type="paragraph" draw:z-index="140" draw:name="Num_Serie_Impair_Mesures_1col" draw:style-name="Mgr1" draw:text-style-name="MP3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22" draw:name="Ligne_Entete_Impair_Mesures_1col" draw:style-name="Mgr13" draw:text-style-name="MP2" svg:x1="16.023cm" svg:y1="0.36cm" svg:x2="20.496cm" svg:y2="0.36cm"><text:p/></draw:line><text:span text:style-name="MT7">À </text:span><text:span text:style-name="MT6">compléter</text:span></text:p>
      </style:header>
      <style:header-left>
        <text:p text:style-name="MP39"><draw:path text:anchor-type="paragraph" draw:z-index="137" draw:name="Fond_Num_Serie_Pair_Mesures_1col" draw:style-name="Mgr12" draw:text-style-name="MP21" svg:width="4.329cm" svg:height="2.24cm" svg:x="-1.499cm" svg:y="-1cm" svg:viewBox="0 0 4330 2241" svg:d="M0 2241l3984-288c209-15 363-168 345-342l-170-1611h-4159z"><text:p/></draw:path><draw:frame text:anchor-type="paragraph" draw:z-index="141" draw:name="Num_Serie_Pair_Mesures_1col" draw:style-name="Mgr1" draw:text-style-name="MP3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23" draw:name="Ligne_Entete_Pair_Mesures_1col" draw:style-name="Mgr13" draw:text-style-name="MP2" svg:x1="16.023cm" svg:y1="0.36cm" svg:x2="20.496cm" svg:y2="0.36cm"><text:p/></draw:line><text:span text:style-name="MT5">À </text:span><text:span text:style-name="MT6">compléter</text:span></text:p>
      </style:header-left>
      <style:footer>
        <text:h text:style-name="MP22" text:outline-level="1"><draw:g text:anchor-type="paragraph" draw:z-index="7" draw:name="Fond_Num_Page_Impair_Mesures_1col" draw:style-name="Mgr4"><draw:path draw:style-name="Mgr14" draw:text-style-name="MP23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1col" text:anchor-type="paragraph" svg:x="12.428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4" text:outline-level="1"><draw:g text:anchor-type="paragraph" draw:z-index="8" draw:name="Fond_Num_Page_Pair_Mesures_1col" draw:style-name="Mgr4"><draw:path draw:style-name="Mgr14" draw:text-style-name="MP23" svg:width="0.855cm" svg:height="1.172cm" svg:x="-0.272cm" svg:y="27.525cm" svg:viewBox="0 0 856 1173" svg:d="M856 1173h-856v-991c0-100 79-182 175-182h505c97 0 176 82 176 182z"><text:p/></draw:path></draw:g><draw:frame draw:style-name="Mfr1" draw:name="Cadre_Pied_Pair_Mesures_1col" text:anchor-type="paragraph" svg:x="1.178cm" svg:y="-0.145cm" draw:z-index="0"><draw:text-box fo:min-height="0.536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1COL" style:display-name="SERIE_GESTION_DE_DONNEES_1COL" style:page-layout-name="Mpm14" draw:style-name="Mdp1">
      <style:header>
        <text:p text:style-name="MP40"><draw:path text:anchor-type="paragraph" draw:z-index="62" draw:name="Fond_Num_Serie_Impair_Donnees_1col" draw:style-name="Mgr9" draw:text-style-name="MP15" svg:width="4.329cm" svg:height="2.24cm" svg:x="-1.499cm" svg:y="-1cm" svg:viewBox="0 0 4330 2241" svg:d="M0 2241l3984-288c209-15 363-168 345-342l-170-1611h-4159z"><text:p/></draw:path><draw:frame text:anchor-type="paragraph" draw:z-index="64" draw:name="Num_Serie_Impair_Donnees_1col" draw:style-name="Mgr1" draw:text-style-name="MP3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133" draw:name="Ligne_Entete_Impair_Donnees_1col" draw:style-name="Mgr10" draw:text-style-name="MP2" svg:x1="16.023cm" svg:y1="0.36cm" svg:x2="20.496cm" svg:y2="0.36cm"><text:p/></draw:line>À compléter</text:p>
      </style:header>
      <style:header-left>
        <text:p text:style-name="MP41"><draw:path text:anchor-type="paragraph" draw:z-index="63" draw:name="Fond_Num_Serie_Pair_Donnees_1col" draw:style-name="Mgr9" draw:text-style-name="MP15" svg:width="4.329cm" svg:height="2.24cm" svg:x="-1.499cm" svg:y="-1cm" svg:viewBox="0 0 4330 2241" svg:d="M0 2241l3984-288c209-15 363-168 345-342l-170-1611h-4159z"><text:p/></draw:path><draw:frame text:anchor-type="paragraph" draw:z-index="65" draw:name="Num_Serie_Pair_Donnees_1col" draw:style-name="Mgr1" draw:text-style-name="MP3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132" draw:name="Ligne_Entete_Pair_Donnees_1col" draw:style-name="Mgr10" draw:text-style-name="MP2" svg:x1="16.023cm" svg:y1="0.36cm" svg:x2="20.496cm" svg:y2="0.36cm"><text:p/></draw:line><text:span text:style-name="_5f_Caractères"><text:span text:style-name="MT8">À compléter</text:span></text:span></text:p>
      </style:header-left>
      <style:footer>
        <text:h text:style-name="MP42" text:outline-level="1"><draw:frame draw:style-name="Mfr1" draw:name="Cadre_Pied_Impair_Donnees_1col" text:anchor-type="paragraph" svg:x="12.428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3" text:outline-level="1"><draw:frame draw:style-name="Mfr1" draw:name="Cadre_Pied_Pair_Donnees_1col" text:anchor-type="paragraph" svg:x="1.178cm" svg:y="-0.145cm" draw:z-index="0"><draw:text-box fo:min-height="0.536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NUMERIQUE_5f_1COL" style:display-name="SERIE_NUMERIQUE_1COL" style:page-layout-name="Mpm13" draw:style-name="Mdp1">
      <style:header>
        <text:p text:style-name="MP44"><draw:path text:anchor-type="paragraph" draw:z-index="50" draw:name="Fond_Num_Serie_Impair_Numerique_1col" draw:style-name="Mgr21" draw:text-style-name="MP4" svg:width="4.329cm" svg:height="2.24cm" svg:x="-1.499cm" svg:y="-1cm" svg:viewBox="0 0 4330 2241" svg:d="M0 2241l3984-288c209-15 363-168 345-342l-170-1611h-4159z"><text:p/></draw:path><draw:frame text:anchor-type="paragraph" draw:z-index="53" draw:name="Num_Serie_Impair_Numerique_1col" draw:style-name="Mgr1" draw:text-style-name="MP3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69" draw:name="Ligne_Entete_Impair_Numerique_1col" draw:style-name="Mgr2" draw:text-style-name="MP2" svg:x1="16.023cm" svg:y1="0.36cm" svg:x2="20.496cm" svg:y2="0.36cm"><text:p/></draw:line><text:span text:style-name="MT9">À </text:span><text:span text:style-name="MT10">compléter</text:span></text:p>
      </style:header>
      <style:header-left>
        <text:p text:style-name="MP45"><draw:path text:anchor-type="paragraph" draw:z-index="51" draw:name="Fond_Num_Serie_Pair_Numerique_1col" draw:style-name="Mgr21" draw:text-style-name="MP4" svg:width="4.329cm" svg:height="2.24cm" svg:x="-1.499cm" svg:y="-1cm" svg:viewBox="0 0 4330 2241" svg:d="M0 2241l3984-288c209-15 363-168 345-342l-170-1611h-4159z"><text:p/></draw:path><draw:frame text:anchor-type="paragraph" draw:z-index="52" draw:name="Num_Serie_Pair_Numerique_1col" draw:style-name="Mgr1" draw:text-style-name="MP3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70" draw:name="Ligne_Entete_Pair_Numerique_1col" draw:style-name="Mgr2" draw:text-style-name="MP2" svg:x1="16.023cm" svg:y1="0.36cm" svg:x2="20.496cm" svg:y2="0.36cm"><text:p/></draw:line><text:span text:style-name="MT9">À </text:span><text:span text:style-name="MT10">compléter</text:span></text:p>
      </style:header-left>
      <style:footer>
        <text:h text:style-name="MP46" text:outline-level="1"><draw:g text:anchor-type="paragraph" draw:z-index="21" draw:name="Fond_Num_Page_Impair_Numerique_1col" draw:style-name="Mgr4"><draw:path draw:style-name="Mgr5" draw:text-style-name="MP5" svg:width="0.855cm" svg:height="1.172cm" svg:x="18.459cm" svg:y="27.525cm" svg:viewBox="0 0 856 1173" svg:d="M856 1173h-856v-991c0-100 79-182 175-182h505c97 0 176 82 176 182z"><text:p/></draw:path></draw:g><draw:frame draw:style-name="Mfr1" draw:name="Cadre_Pied_Impair_Numerique_1col" text:anchor-type="paragraph" svg:x="12.561cm" svg:y="-0.088cm" draw:z-index="0"><draw:text-box fo:min-height="0.499cm" fo:min-width="5.126cm"><text:h text:style-name="MP6" text:outline-level="1">Fractions : le sens</text:h></draw:text-box></draw:frame><text:s/><text:span text:style-name="_5f_Caractères_5f_gras_5f_Blanc"><text:page-number text:select-page="current">0</text:page-number></text:span></text:h>
      </style:footer>
      <style:footer-left>
        <text:h text:style-name="MP47" text:outline-level="1"><draw:g text:anchor-type="paragraph" draw:z-index="0" draw:name="Fond_Num_Page_Pair_Numerique_1col" draw:style-name="Mgr4"><draw:path draw:style-name="Mgr5" draw:text-style-name="MP5" svg:width="0.855cm" svg:height="1.172cm" svg:x="-0.272cm" svg:y="27.525cm" svg:viewBox="0 0 856 1173" svg:d="M856 1173h-856v-991c0-100 79-182 175-182h505c97 0 176 82 176 182z"><text:p/></draw:path></draw:g><draw:frame draw:style-name="Mfr1" draw:name="Cadre_Pied_Pair_Numerique_1col" text:anchor-type="paragraph" svg:x="1.178cm" svg:y="-0.012cm" draw:z-index="0"><draw:text-box fo:min-height="0.48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1COL" style:display-name="SERIE_GEOMETRIE_1COL" style:page-layout-name="Mpm13" draw:style-name="Mdp1">
      <style:header>
        <text:p text:style-name="MP48"><draw:path text:anchor-type="paragraph" draw:z-index="54" draw:name="Fond_Num_Serie_Im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57" draw:name="Num_Serie_Impair_Geometrique_1col" draw:style-name="Mgr1" draw:text-style-name="MP3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129" draw:name="Ligne_Entete_Impair_Geometrie_1col" draw:style-name="Mgr7" draw:text-style-name="MP2" svg:x1="16.023cm" svg:y1="0.36cm" svg:x2="20.496cm" svg:y2="0.36cm"><text:p/></draw:line><text:span text:style-name="MT3">À </text:span><text:span text:style-name="MT4">compléter</text:span></text:p>
      </style:header>
      <style:header-left>
        <text:p text:style-name="MP49"><draw:path text:anchor-type="paragraph" draw:z-index="55" draw:name="Fond_Num_Serie_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56" draw:name="Num_Serie_Pair_Geometrique_1col" draw:style-name="Mgr1" draw:text-style-name="MP3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86" draw:name="Ligne_Entete_Pair_Geometrie_1col" draw:style-name="Mgr7" draw:text-style-name="MP2" svg:x1="16.023cm" svg:y1="0.36cm" svg:x2="20.496cm" svg:y2="0.36cm"><text:p/></draw:line><text:span text:style-name="MT3">À </text:span><text:span text:style-name="MT4">compléter</text:span></text:p>
      </style:header-left>
      <style:footer>
        <text:h text:style-name="MP46" text:outline-level="1"><draw:g text:anchor-type="paragraph" draw:z-index="2" draw:name="Fond_Num_Page_Impair_Geometrie_1col" draw:style-name="Mgr4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que_1col" text:anchor-type="paragraph" svg:x="12.534cm" svg:y="-0.088cm" draw:z-index="0"><draw:text-box fo:min-height="0.499cm" fo:min-width="5.126cm"><text:h text:style-name="MP6" text:outline-level="1">Fractions : le sens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47" text:outline-level="1"><draw:g text:anchor-type="paragraph" draw:z-index="1" draw:name="Fond_Num_Page_Pair_Geometrie_1col" draw:style-name="Mgr4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que_1col" text:anchor-type="paragraph" svg:x="1.178cm" svg:y="-0.012cm" draw:z-index="0"><draw:text-box fo:min-height="0.482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25T19:32:30.722000000</meta:creation-date>
    <meta:editing-duration>PT39M46S</meta:editing-duration>
    <meta:editing-cycles>28</meta:editing-cycles>
    <meta:generator>LibreOffice/7.4.3.2$Windows_X86_64 LibreOffice_project/1048a8393ae2eeec98dff31b5c133c5f1d08b890</meta:generator>
    <meta:initial-creator>M. KHARROUBI</meta:initial-creator>
    <dc:date>2024-12-02T06:39:44.725000000</dc:date>
    <meta:print-date>2024-03-02T10:39:21.068204321</meta:print-date>
    <meta:printed-by>PDF files</meta:printed-by>
    <meta:document-statistic meta:table-count="1" meta:image-count="0" meta:object-count="52" meta:page-count="1" meta:paragraph-count="167" meta:word-count="369" meta:character-count="1940" meta:non-whitespace-character-count="1525"/>
    <meta:template xlink:type="simple" xlink:actuate="onRequest" xlink:title="Modele_Cahier" xlink:href="../../../../../../Modele_Cahier.ott" meta:date="2024-03-02T09:46:07.205140257"/>
  </office:meta>
</office:document-meta>
</file>

<file path=Object 1/content.xml><?xml version="1.0" encoding="utf-8"?>
<math xmlns="http://www.w3.org/1998/Math/MathML" display="block">
  <semantics>
    <mfrac>
      <mn>72</mn>
      <mn>135</mn>
    </mfrac>
    <annotation encoding="StarMath 5.0">{72}over {135}</annotation>
  </semantics>
</math>
</file>

<file path=Object 10/content.xml><?xml version="1.0" encoding="utf-8"?>
<math xmlns="http://www.w3.org/1998/Math/MathML" display="block">
  <semantics>
    <mfrac>
      <mn>20</mn>
      <mn>80</mn>
    </mfrac>
    <annotation encoding="StarMath 5.0">{20}over {80}</annotation>
  </semantics>
</math>
</file>

<file path=Object 11/content.xml><?xml version="1.0" encoding="utf-8"?>
<math xmlns="http://www.w3.org/1998/Math/MathML" display="block">
  <semantics>
    <mfrac>
      <mn>108</mn>
      <mn>117</mn>
    </mfrac>
    <annotation encoding="StarMath 5.0">{108}over {117}</annotation>
  </semantics>
</math>
</file>

<file path=Object 12/content.xml><?xml version="1.0" encoding="utf-8"?>
<math xmlns="http://www.w3.org/1998/Math/MathML" display="block">
  <semantics>
    <mfrac>
      <mn>52</mn>
      <mn>28</mn>
    </mfrac>
    <annotation encoding="StarMath 5.0">{52}over {28}</annotation>
  </semantics>
</math>
</file>

<file path=Object 13/content.xml><?xml version="1.0" encoding="utf-8"?>
<math xmlns="http://www.w3.org/1998/Math/MathML" display="block">
  <semantics>
    <mfrac>
      <mn>20</mn>
      <mn>18</mn>
    </mfrac>
    <annotation encoding="StarMath 5.0">{20}over {18}</annotation>
  </semantics>
</math>
</file>

<file path=Object 14/content.xml><?xml version="1.0" encoding="utf-8"?>
<math xmlns="http://www.w3.org/1998/Math/MathML" display="block">
  <semantics>
    <mfrac>
      <mrow>
        <mn>2</mn>
        <mi>×</mi>
        <mstyle mathcolor="silver">
          <mn>.....</mn>
        </mstyle>
      </mrow>
      <mrow>
        <mn>2</mn>
        <mi>×</mi>
        <mstyle mathcolor="silver">
          <mn>.....</mn>
        </mstyle>
      </mrow>
    </mfrac>
    <annotation encoding="StarMath 5.0">{{2}×color silver{.....}} over {{2}× color silver{.....}}</annotation>
  </semantics>
</math>
</file>

<file path=Object 15/content.xml><?xml version="1.0" encoding="utf-8"?>
<math xmlns="http://www.w3.org/1998/Math/MathML" display="block">
  <semantics>
    <mfrac>
      <mstyle mathcolor="silver">
        <mn>.....</mn>
      </mstyle>
      <mstyle mathcolor="silver">
        <mn>.....</mn>
      </mstyle>
    </mfrac>
    <annotation encoding="StarMath 5.0">color silver{.....}over color silver{.....}</annotation>
  </semantics>
</math>
</file>

<file path=Object 16/content.xml><?xml version="1.0" encoding="utf-8"?>
<math xmlns="http://www.w3.org/1998/Math/MathML" display="block">
  <semantics>
    <mfrac>
      <mn>30</mn>
      <mn>48</mn>
    </mfrac>
    <annotation encoding="StarMath 5.0">{30}over {48}</annotation>
  </semantics>
</math>
</file>

<file path=Object 17/content.xml><?xml version="1.0" encoding="utf-8"?>
<math xmlns="http://www.w3.org/1998/Math/MathML" display="block">
  <semantics>
    <mfrac>
      <mrow>
        <mn>6</mn>
        <mi>×</mi>
        <mstyle mathcolor="silver">
          <mn>.....</mn>
        </mstyle>
      </mrow>
      <mrow>
        <mn>6</mn>
        <mi>×</mi>
        <mstyle mathcolor="silver">
          <mn>.....</mn>
        </mstyle>
      </mrow>
    </mfrac>
    <annotation encoding="StarMath 5.0">{{6}×color silver{.....}} over {{6}×color silver{.....}}</annotation>
  </semantics>
</math>
</file>

<file path=Object 18/content.xml><?xml version="1.0" encoding="utf-8"?>
<math xmlns="http://www.w3.org/1998/Math/MathML" display="block">
  <semantics>
    <mfrac>
      <mstyle mathcolor="silver">
        <mn>.....</mn>
      </mstyle>
      <mstyle mathcolor="silver">
        <mn>.....</mn>
      </mstyle>
    </mfrac>
    <annotation encoding="StarMath 5.0">{color silver{.....} }over {color silver{.....} }</annotation>
  </semantics>
</math>
</file>

<file path=Object 19/content.xml><?xml version="1.0" encoding="utf-8"?>
<math xmlns="http://www.w3.org/1998/Math/MathML" display="block">
  <semantics>
    <mfrac>
      <mn>36</mn>
      <mn>32</mn>
    </mfrac>
    <annotation encoding="StarMath 5.0">{36}over {32}</annotation>
  </semantics>
</math>
</file>

<file path=Object 2/content.xml><?xml version="1.0" encoding="utf-8"?>
<math xmlns="http://www.w3.org/1998/Math/MathML" display="block">
  <semantics>
    <mfrac>
      <mn>15</mn>
      <mn>21</mn>
    </mfrac>
    <annotation encoding="StarMath 5.0">{15} over {21} </annotation>
  </semantics>
</math>
</file>

<file path=Object 20/content.xml><?xml version="1.0" encoding="utf-8"?>
<math xmlns="http://www.w3.org/1998/Math/MathML" display="block">
  <semantics>
    <mfrac>
      <mrow>
        <mn>4</mn>
        <mi>×</mi>
        <mstyle mathcolor="silver">
          <mn>.....</mn>
        </mstyle>
      </mrow>
      <mrow>
        <mn>4</mn>
        <mi>×</mi>
        <mstyle mathcolor="silver">
          <mn>.....</mn>
        </mstyle>
      </mrow>
    </mfrac>
    <annotation encoding="StarMath 5.0">{{4}×color silver{.....}} over {{4}×color silver{.....}}</annotation>
  </semantics>
</math>
</file>

<file path=Object 21/content.xml><?xml version="1.0" encoding="utf-8"?>
<math xmlns="http://www.w3.org/1998/Math/MathML" display="block">
  <semantics>
    <mfrac>
      <mstyle mathcolor="silver">
        <mn>.....</mn>
      </mstyle>
      <mstyle mathcolor="silver">
        <mn>.....</mn>
      </mstyle>
    </mfrac>
    <annotation encoding="StarMath 5.0">{color silver{.....} }over {color silver{.....} }</annotation>
  </semantics>
</math>
</file>

<file path=Object 22/content.xml><?xml version="1.0" encoding="utf-8"?>
<math xmlns="http://www.w3.org/1998/Math/MathML" display="block">
  <semantics>
    <mfrac>
      <mn>3</mn>
      <mn>21</mn>
    </mfrac>
    <annotation encoding="StarMath 5.0">{3}over {21}</annotation>
  </semantics>
</math>
</file>

<file path=Object 23/content.xml><?xml version="1.0" encoding="utf-8"?>
<math xmlns="http://www.w3.org/1998/Math/MathML" display="block">
  <semantics>
    <mfrac>
      <mrow>
        <mn>3</mn>
        <mi>×</mi>
        <mstyle mathcolor="silver">
          <mn>.....</mn>
        </mstyle>
      </mrow>
      <mrow>
        <mn>3</mn>
        <mi>×</mi>
        <mstyle mathcolor="silver">
          <mn>.....</mn>
        </mstyle>
      </mrow>
    </mfrac>
    <annotation encoding="StarMath 5.0">{{3}×color silver{.....}} over {{3}×color silver{.....}}</annotation>
  </semantics>
</math>
</file>

<file path=Object 24/content.xml><?xml version="1.0" encoding="utf-8"?>
<math xmlns="http://www.w3.org/1998/Math/MathML" display="block">
  <semantics>
    <mfrac>
      <mstyle mathcolor="silver">
        <mn>.....</mn>
      </mstyle>
      <mstyle mathcolor="silver">
        <mn>.....</mn>
      </mstyle>
    </mfrac>
    <annotation encoding="StarMath 5.0">{color silver{.....} }over {color silver{.....} }</annotation>
  </semantics>
</math>
</file>

<file path=Object 25/content.xml><?xml version="1.0" encoding="utf-8"?>
<math xmlns="http://www.w3.org/1998/Math/MathML" display="block">
  <semantics>
    <mfrac>
      <mn>98</mn>
      <mn>35</mn>
    </mfrac>
    <annotation encoding="StarMath 5.0">{98}over {35}</annotation>
  </semantics>
</math>
</file>

<file path=Object 26/content.xml><?xml version="1.0" encoding="utf-8"?>
<math xmlns="http://www.w3.org/1998/Math/MathML" display="block">
  <semantics>
    <mfrac>
      <mrow>
        <mn>7</mn>
        <mi>×</mi>
        <mstyle mathcolor="silver">
          <mn>.....</mn>
        </mstyle>
      </mrow>
      <mrow>
        <mn>7</mn>
        <mi>×</mi>
        <mstyle mathcolor="silver">
          <mn>.....</mn>
        </mstyle>
      </mrow>
    </mfrac>
    <annotation encoding="StarMath 5.0">{{7}×color silver{.....}} over {{7}×color silver{.....}}</annotation>
  </semantics>
</math>
</file>

<file path=Object 27/content.xml><?xml version="1.0" encoding="utf-8"?>
<math xmlns="http://www.w3.org/1998/Math/MathML" display="block">
  <semantics>
    <mfrac>
      <mstyle mathcolor="silver">
        <mn>....</mn>
      </mstyle>
      <mstyle mathcolor="silver">
        <mn>....</mn>
      </mstyle>
    </mfrac>
    <annotation encoding="StarMath 5.0">{color silver{....} }over {color silver{....} }</annotation>
  </semantics>
</math>
</file>

<file path=Object 28/content.xml><?xml version="1.0" encoding="utf-8"?>
<math xmlns="http://www.w3.org/1998/Math/MathML" display="block">
  <semantics>
    <mfrac>
      <mn>99</mn>
      <mn>44</mn>
    </mfrac>
    <annotation encoding="StarMath 5.0">{99}over {44}</annotation>
  </semantics>
</math>
</file>

<file path=Object 29/content.xml><?xml version="1.0" encoding="utf-8"?>
<math xmlns="http://www.w3.org/1998/Math/MathML" display="block">
  <semantics>
    <mfrac>
      <mrow>
        <mn>11</mn>
        <mi>×</mi>
        <mstyle mathcolor="silver">
          <mn>.....</mn>
        </mstyle>
      </mrow>
      <mrow>
        <mn>11</mn>
        <mi>×</mi>
        <mstyle mathcolor="silver">
          <mn>.....</mn>
        </mstyle>
      </mrow>
    </mfrac>
    <annotation encoding="StarMath 5.0">{{11}×color silver{.....}} over {{11}×color silver{.....}}</annotation>
  </semantics>
</math>
</file>

<file path=Object 3/content.xml><?xml version="1.0" encoding="utf-8"?>
<math xmlns="http://www.w3.org/1998/Math/MathML" display="block">
  <semantics>
    <mfrac>
      <mrow>
        <mn>5</mn>
        <mrow>
          <mspace width="0.5em"/>
          <mo stretchy="false">×</mo>
          <mspace width="0.5em"/>
        </mrow>
        <mstyle mathcolor="fuchsia">
          <mstyle mathvariant="bold">
            <mn>3</mn>
          </mstyle>
        </mstyle>
      </mrow>
      <mrow>
        <mn>7</mn>
        <mrow>
          <mspace width="0.5em"/>
          <mo stretchy="false">×</mo>
          <mspace width="0.5em"/>
        </mrow>
        <mstyle mathcolor="fuchsia">
          <mstyle mathvariant="bold">
            <mn>3</mn>
          </mstyle>
        </mstyle>
      </mrow>
    </mfrac>
    <annotation encoding="StarMath 5.0">{ 5` times` color magenta bold{3} } over { 7` times `color magenta bold{3} } </annotation>
  </semantics>
</math>
</file>

<file path=Object 30/content.xml><?xml version="1.0" encoding="utf-8"?>
<math xmlns="http://www.w3.org/1998/Math/MathML" display="block">
  <semantics>
    <mfrac>
      <mstyle mathcolor="silver">
        <mn>....</mn>
      </mstyle>
      <mstyle mathcolor="silver">
        <mn>....</mn>
      </mstyle>
    </mfrac>
    <annotation encoding="StarMath 5.0">{color silver{....} }over {color silver{....} }</annotation>
  </semantics>
</math>
</file>

<file path=Object 31/content.xml><?xml version="1.0" encoding="utf-8"?>
<math xmlns="http://www.w3.org/1998/Math/MathML" display="block">
  <semantics>
    <mfrac>
      <mn>17</mn>
      <mn>34</mn>
    </mfrac>
    <annotation encoding="StarMath 5.0">{17}over {34}</annotation>
  </semantics>
</math>
</file>

<file path=Object 32/content.xml><?xml version="1.0" encoding="utf-8"?>
<math xmlns="http://www.w3.org/1998/Math/MathML" display="block">
  <semantics>
    <mfrac>
      <mrow>
        <mn>17</mn>
        <mi>×</mi>
        <mstyle mathcolor="silver">
          <mn>.....</mn>
        </mstyle>
      </mrow>
      <mrow>
        <mn>17</mn>
        <mi>×</mi>
        <mstyle mathcolor="silver">
          <mn>.....</mn>
        </mstyle>
      </mrow>
    </mfrac>
    <annotation encoding="StarMath 5.0">{{17}×color silver{.....}} over {{17}×color silver{.....}}</annotation>
  </semantics>
</math>
</file>

<file path=Object 33/content.xml><?xml version="1.0" encoding="utf-8"?>
<math xmlns="http://www.w3.org/1998/Math/MathML" display="block">
  <semantics>
    <mfrac>
      <mstyle mathcolor="silver">
        <mn>....</mn>
      </mstyle>
      <mstyle mathcolor="silver">
        <mn>....</mn>
      </mstyle>
    </mfrac>
    <annotation encoding="StarMath 5.0">{color silver{....} }over {color silver{....} }</annotation>
  </semantics>
</math>
</file>

<file path=Object 34/content.xml><?xml version="1.0" encoding="utf-8"?>
<math xmlns="http://www.w3.org/1998/Math/MathML" display="block">
  <semantics>
    <mfrac>
      <mn>76</mn>
      <mn>95</mn>
    </mfrac>
    <annotation encoding="StarMath 5.0">{76}over {95}</annotation>
  </semantics>
</math>
</file>

<file path=Object 35/content.xml><?xml version="1.0" encoding="utf-8"?>
<math xmlns="http://www.w3.org/1998/Math/MathML" display="block">
  <semantics>
    <mfrac>
      <mrow>
        <mn>19</mn>
        <mi>×</mi>
        <mstyle mathcolor="silver">
          <mn>.....</mn>
        </mstyle>
      </mrow>
      <mrow>
        <mn>19</mn>
        <mi>×</mi>
        <mstyle mathcolor="silver">
          <mn>.....</mn>
        </mstyle>
      </mrow>
    </mfrac>
    <annotation encoding="StarMath 5.0">{{19}×color silver{.....}} over {{19}×color silver{.....}}</annotation>
  </semantics>
</math>
</file>

<file path=Object 36/content.xml><?xml version="1.0" encoding="utf-8"?>
<math xmlns="http://www.w3.org/1998/Math/MathML" display="block">
  <semantics>
    <mfrac>
      <mstyle mathcolor="silver">
        <mn>....</mn>
      </mstyle>
      <mstyle mathcolor="silver">
        <mn>....</mn>
      </mstyle>
    </mfrac>
    <annotation encoding="StarMath 5.0">{color silver{....} }over {color silver{....} }</annotation>
  </semantics>
</math>
</file>

<file path=Object 37/content.xml><?xml version="1.0" encoding="utf-8"?>
<math xmlns="http://www.w3.org/1998/Math/MathML" display="block">
  <semantics>
    <mfrac>
      <mn>75</mn>
      <mn>24</mn>
    </mfrac>
    <annotation encoding="StarMath 5.0">{75}over {24}</annotation>
  </semantics>
</math>
</file>

<file path=Object 38/content.xml><?xml version="1.0" encoding="utf-8"?>
<math xmlns="http://www.w3.org/1998/Math/MathML" display="block">
  <semantics>
    <mfrac>
      <mn>99</mn>
      <mn>22</mn>
    </mfrac>
    <annotation encoding="StarMath 5.0">{99}over {22}</annotation>
  </semantics>
</math>
</file>

<file path=Object 39/content.xml><?xml version="1.0" encoding="utf-8"?>
<math xmlns="http://www.w3.org/1998/Math/MathML" display="block">
  <semantics>
    <mfrac>
      <mn>34</mn>
      <mn>51</mn>
    </mfrac>
    <annotation encoding="StarMath 5.0">{34}over {51}</annotation>
  </semantics>
</math>
</file>

<file path=Object 4/content.xml><?xml version="1.0" encoding="utf-8"?>
<math xmlns="http://www.w3.org/1998/Math/MathML" display="block">
  <semantics>
    <mfrac>
      <mn>5</mn>
      <mn>7</mn>
    </mfrac>
    <annotation encoding="StarMath 5.0">{5} over {7} </annotation>
  </semantics>
</math>
</file>

<file path=Object 5/content.xml><?xml version="1.0" encoding="utf-8"?>
<math xmlns="http://www.w3.org/1998/Math/MathML" display="block">
  <semantics>
    <mfrac>
      <mn>4</mn>
      <mn>6</mn>
    </mfrac>
    <annotation encoding="StarMath 5.0">{4}over {6}</annotation>
  </semantics>
</math>
</file>

<file path=Object 6/content.xml><?xml version="1.0" encoding="utf-8"?>
<math xmlns="http://www.w3.org/1998/Math/MathML" display="block">
  <semantics>
    <mfrac>
      <mn>15</mn>
      <mn>20</mn>
    </mfrac>
    <annotation encoding="StarMath 5.0">{15}over {20}</annotation>
  </semantics>
</math>
</file>

<file path=Object 61/content.xml><?xml version="1.0" encoding="utf-8"?>
<math xmlns="http://www.w3.org/1998/Math/MathML" display="block">
  <semantics>
    <mfrac>
      <mn>35</mn>
      <mn>55</mn>
    </mfrac>
    <annotation encoding="StarMath 5.0">{35}over {55}</annotation>
  </semantics>
</math>
</file>

<file path=Object 62/content.xml><?xml version="1.0" encoding="utf-8"?>
<math xmlns="http://www.w3.org/1998/Math/MathML" display="block">
  <semantics>
    <mfrac>
      <mrow>
        <mstyle color="silver">
          <mstyle color="silver">
            <mn>....</mn>
          </mstyle>
        </mstyle>
        <mrow>
          <mspace width="0.5em"/>
          <mo stretchy="false">×</mo>
          <mspace width="0.5em"/>
        </mrow>
        <mstyle color="silver">
          <mstyle color="silver">
            <mn>....</mn>
          </mstyle>
        </mstyle>
      </mrow>
      <mrow>
        <mstyle color="silver">
          <mstyle color="silver">
            <mn>....</mn>
          </mstyle>
        </mstyle>
        <mrow>
          <mspace width="0.5em"/>
          <mo stretchy="false">×</mo>
          <mspace width="0.5em"/>
        </mrow>
        <mstyle color="silver">
          <mstyle color="silver">
            <mn>....</mn>
          </mstyle>
        </mstyle>
      </mrow>
    </mfrac>
    <annotation encoding="StarMath 5.0">{color silver {color silver{....}} `times` color silver {color silver{....}}} over {color silver {color silver{....}} `times` color silver {color silver{....}}}</annotation>
  </semantics>
</math>
</file>

<file path=Object 63/content.xml><?xml version="1.0" encoding="utf-8"?>
<math xmlns="http://www.w3.org/1998/Math/MathML" display="block">
  <semantics>
    <mfrac>
      <mstyle color="silver">
        <mstyle color="silver">
          <mn>....</mn>
        </mstyle>
      </mstyle>
      <mstyle color="silver">
        <mstyle color="silver">
          <mn>....</mn>
        </mstyle>
      </mstyle>
    </mfrac>
    <annotation encoding="StarMath 5.0">color silver {color silver{....}}over color silver {color silver{....}}</annotation>
  </semantics>
</math>
</file>

<file path=Object 7/content.xml><?xml version="1.0" encoding="utf-8"?>
<math xmlns="http://www.w3.org/1998/Math/MathML" display="block">
  <semantics>
    <mfrac>
      <mn>9</mn>
      <mn>12</mn>
    </mfrac>
    <annotation encoding="StarMath 5.0">{9}over {12}</annotation>
  </semantics>
</math>
</file>

<file path=Object 8/content.xml><?xml version="1.0" encoding="utf-8"?>
<math xmlns="http://www.w3.org/1998/Math/MathML" display="block">
  <semantics>
    <mfrac>
      <mn>30</mn>
      <mn>60</mn>
    </mfrac>
    <annotation encoding="StarMath 5.0">{30}over {60}</annotation>
  </semantics>
</math>
</file>

<file path=Object 9/content.xml><?xml version="1.0" encoding="utf-8"?>
<math xmlns="http://www.w3.org/1998/Math/MathML" display="block">
  <semantics>
    <mfrac>
      <mn>12</mn>
      <mn>36</mn>
    </mfrac>
    <annotation encoding="StarMath 5.0">{12}over {36}</annotation>
  </semantics>
</math>
</file>

<file path=Object 90/content.xml><?xml version="1.0" encoding="utf-8"?>
<math xmlns="http://www.w3.org/1998/Math/MathML" display="block">
  <semantics>
    <mfrac>
      <mn>2</mn>
      <mn>16</mn>
    </mfrac>
    <annotation encoding="StarMath 5.0">{2}over {16}</annotation>
  </semantics>
</math>
</file>

<file path=Object 91/content.xml><?xml version="1.0" encoding="utf-8"?>
<math xmlns="http://www.w3.org/1998/Math/MathML" display="block">
  <semantics>
    <mfrac>
      <mn>3</mn>
      <mn>24</mn>
    </mfrac>
    <annotation encoding="StarMath 5.0">{3}over {24}</annotation>
  </semantics>
</math>
</file>

<file path=Object 92/content.xml><?xml version="1.0" encoding="utf-8"?>
<math xmlns="http://www.w3.org/1998/Math/MathML" display="block">
  <semantics>
    <mfrac>
      <mn>7</mn>
      <mn>56</mn>
    </mfrac>
    <annotation encoding="StarMath 5.0">{7}over {56}</annotation>
  </semantics>
</math>
</file>

<file path=Object 93/content.xml><?xml version="1.0" encoding="utf-8"?>
<math xmlns="http://www.w3.org/1998/Math/MathML" display="block">
  <semantics>
    <mfrac>
      <mrow>
        <mn>1</mn>
        <mi>×</mi>
        <mn>2</mn>
        <mi>×</mi>
        <mn>3</mn>
        <mi>×</mi>
        <mn>4</mn>
        <mi>×</mi>
        <mn>5</mn>
        <mi>×</mi>
        <mn>6</mn>
        <mi>×</mi>
        <mn>7</mn>
      </mrow>
      <mrow>
        <mn>2</mn>
        <mi>×</mi>
        <mn>3</mn>
        <mi>×</mi>
        <mn>4</mn>
        <mi>×</mi>
        <mn>5</mn>
        <mi>×</mi>
        <mn>6</mn>
        <mi>×</mi>
        <mn>7</mn>
        <mi>×</mi>
        <mn>8</mn>
      </mrow>
    </mfrac>
    <annotation encoding="StarMath 5.0">{{1}×{2}×{3}×{4}×{5}×{6}×{7}} over {{2}×{3}×{4}×{5}×{6}×{7}×{8}}</annotation>
  </semantics>
</math>
</file>

<file path=Object 94/content.xml><?xml version="1.0" encoding="utf-8"?>
<math xmlns="http://www.w3.org/1998/Math/MathML" display="block">
  <semantics>
    <mfrac>
      <mstyle color="silver">
        <mn>.....</mn>
      </mstyle>
      <mstyle color="silver">
        <mn>.....</mn>
      </mstyle>
    </mfrac>
    <annotation encoding="StarMath 5.0">{color silver{.....} }over {color silver{.....} }</annotation>
  </semantics>
</math>
</file>

<file path=Object 95/content.xml><?xml version="1.0" encoding="utf-8"?>
<math xmlns="http://www.w3.org/1998/Math/MathML" display="block">
  <semantics>
    <mfrac>
      <mrow>
        <mn>1</mn>
        <mi>×</mi>
        <mn>2</mn>
        <mi>×</mi>
        <mn>3</mn>
        <mi>×</mi>
        <mstyle color="silver">
          <mn>......</mn>
        </mstyle>
        <mi>×</mi>
        <mn>98</mn>
        <mi>×</mi>
        <mn>99</mn>
        <mi>×</mi>
        <mn>100</mn>
      </mrow>
      <mrow>
        <mn>2</mn>
        <mi>×</mi>
        <mn>3</mn>
        <mi>×</mi>
        <mn>4</mn>
        <mi>×</mi>
        <mstyle color="silver">
          <mn>......</mn>
        </mstyle>
        <mi>×</mi>
        <mn>99</mn>
        <mi>×</mi>
        <mn>100</mn>
        <mi>×</mi>
        <mn>101</mn>
      </mrow>
    </mfrac>
    <annotation encoding="StarMath 5.0">{{1}×{2}×{3}×color silver{......}×{98}×{99}×{100}} over {{2}×{3}×{4}×color silver{......}×{99}×{100}×{101}}</annotation>
  </semantics>
</math>
</file>

<file path=Object 96/content.xml><?xml version="1.0" encoding="utf-8"?>
<math xmlns="http://www.w3.org/1998/Math/MathML" display="block">
  <semantics>
    <mfrac>
      <mstyle color="silver">
        <mn>.....</mn>
      </mstyle>
      <mstyle color="silver">
        <mn>.....</mn>
      </mstyle>
    </mfrac>
    <annotation encoding="StarMath 5.0">{color silver{.....} }over {color silver{.....} }</annotation>
  </semantics>
</math>
</file>

<file path=Object 97/content.xml><?xml version="1.0" encoding="utf-8"?>
<math xmlns="http://www.w3.org/1998/Math/MathML" display="block">
  <semantics>
    <mstyle mathsize="10pt">
      <mstyle mathvariant="italic">
        <mfrac>
          <mrow>
            <mtext>j</mtext>
            <mi>×</mi>
            <mtext>h</mtext>
            <mi>×</mi>
            <mtext>g</mtext>
            <mi>×</mi>
            <mtext>u</mtext>
            <mi>×</mi>
            <mtext>c</mtext>
            <mi>×</mi>
            <mtext>s</mtext>
            <mi>×</mi>
            <mtext>d</mtext>
            <mi>×</mi>
            <mtext>f</mtext>
            <mi>×</mi>
            <mtext>t</mtext>
            <mi>×</mi>
            <mtext>e</mtext>
          </mrow>
          <mrow>
            <mtext>c</mtext>
            <mi>×</mi>
            <mtext>m</mtext>
            <mi>×</mi>
            <mtext>d</mtext>
            <mi>×</mi>
            <mtext>f</mtext>
            <mi>×</mi>
            <mtext>a</mtext>
            <mi>×</mi>
            <mtext>l</mtext>
            <mi>×</mi>
            <mtext>g</mtext>
            <mi>×</mi>
            <mtext>i</mtext>
            <mi>×</mi>
            <mtext>h</mtext>
            <mi>×</mi>
            <mtext>n</mtext>
          </mrow>
        </mfrac>
      </mstyle>
    </mstyle>
    <annotation encoding="StarMath 5.0">size 10{ ital {{"j"×"h"×"g"×"u"×"c"×"s"×"d"×"f"×"t"×"e"}over {"c"×"m"×"d"×"f"×"a"×"l"×"g"×"i"×"h"×"n"}}}</annotation>
  </semantics>
</math>
</file>

<file path=Object 98/content.xml><?xml version="1.0" encoding="utf-8"?>
<math xmlns="http://www.w3.org/1998/Math/MathML" display="block">
  <semantics>
    <mfrac>
      <mstyle mathcolor="silver">
        <mn>.............................</mn>
      </mstyle>
      <mstyle mathcolor="silver">
        <mn>.............................</mn>
      </mstyle>
    </mfrac>
    <annotation encoding="StarMath 5.0">{color silver{.............................} }over {color silver{.............................} }</annotation>
  </semantics>
</math>
</file>

<file path=Object 99/content.xml><?xml version="1.0" encoding="utf-8"?>
<math xmlns="http://www.w3.org/1998/Math/MathML" display="block">
  <semantics>
    <mfrac>
      <mn>8</mn>
      <mn>16</mn>
    </mfrac>
    <annotation encoding="StarMath 5.0">{8}over {16}</annotation>
  </semantics>
</math>
</file>